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2.340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8.902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u-e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1" table:default-cell-style-name="Default"/>
        <table:table-row table:style-name="ro1">
          <table:table-cell table:style-name="ce2" office:value-type="string" calcext:value-type="string">
            <text:p>fid</text:p>
          </table:table-cell>
          <table:table-cell table:style-name="ce2" office:value-type="string" calcext:value-type="string">
            <text:p>edition</text:p>
          </table:table-cell>
          <table:table-cell table:style-name="ce2" office:value-type="string" calcext:value-type="string">
            <text:p>sheet_id</text:p>
          </table:table-cell>
          <table:table-cell table:style-name="ce2" office:value-type="string" calcext:value-type="string">
            <text:p>sub_sheet_id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_title</text:p>
          </table:table-cell>
          <table:table-cell table:style-name="ce2" office:value-type="string" calcext:value-type="string">
            <text:p>remark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iif_url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1" office:value-type="string" calcext:value-type="string">
            <text:p>jp2_id</text:p>
          </table:table-cell>
          <table:table-cell table:style-name="ce1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C2];&quot;.&quot;;[.D2])" office:value-type="string" office:string-value="1.1" calcext:value-type="string">
            <text:p>1.1</text:p>
          </table:table-cell>
          <table:table-cell office:value-type="string" calcext:value-type="string">
            <text:p>Terschel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objects.library.uu.nl/fcgi-bin/iipsrv.fcgi?IIIF=/manifestation/viewer/11/05/97/110597427346997840993822653008536006102.jp2/info.json</text:p>
          </table:table-cell>
          <table:table-cell office:value-type="float" office:value="8266" calcext:value-type="float">
            <text:p>8266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110597427346997840993822653008536006102.jp2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[.C3];&quot;.&quot;;[.D3])" office:value-type="string" office:string-value="1.2" calcext:value-type="string">
            <text:p>1.2</text:p>
          </table:table-cell>
          <table:table-cell office:value-type="string" calcext:value-type="string">
            <text:p>Amelan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objects.library.uu.nl/fcgi-bin/iipsrv.fcgi?IIIF=/manifestation/viewer/16/82/46/168246328900255934316127517352294922259.jp2/info.json</text:p>
          </table:table-cell>
          <table:table-cell office:value-type="float" office:value="8231" calcext:value-type="float">
            <text:p>8231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168246328900255934316127517352294922259.jp2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[.C4];&quot;.&quot;;[.D4])" office:value-type="string" office:string-value="2.1" calcext:value-type="string">
            <text:p>2.1</text:p>
          </table:table-cell>
          <table:table-cell office:value-type="string" calcext:value-type="string">
            <text:p>Schiermonnikoo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ttps://objects.library.uu.nl/fcgi-bin/iipsrv.fcgi?IIIF=/manifestation/viewer/36/94/51/36945115243342237393756087358978626618.jp2/info.json</text:p>
          </table:table-cell>
          <table:table-cell office:value-type="float" office:value="8290" calcext:value-type="float">
            <text:p>829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36945115243342237393756087358978626618.jp2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COM.MICROSOFT.CONCAT([.C5];&quot;.&quot;;[.D5])" office:value-type="string" office:string-value="2.2" calcext:value-type="string">
            <text:p>2.2</text:p>
          </table:table-cell>
          <table:table-cell office:value-type="string" calcext:value-type="string">
            <text:p>Schiermonnikoo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s://objects.library.uu.nl/fcgi-bin/iipsrv.fcgi?IIIF=/manifestation/viewer/63/95/54/63955480022634584735280409726046094404.jp2/info.json</text:p>
          </table:table-cell>
          <table:table-cell office:value-type="float" office:value="8279" calcext:value-type="float">
            <text:p>8279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63955480022634584735280409726046094404.jp2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[.C6];&quot;.&quot;;[.D6])" office:value-type="string" office:string-value="3.1" calcext:value-type="string">
            <text:p>3.1</text:p>
          </table:table-cell>
          <table:table-cell office:value-type="string" calcext:value-type="string">
            <text:p>Uithuize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s://objects.library.uu.nl/fcgi-bin/iipsrv.fcgi?IIIF=/manifestation/viewer/53/81/48/53814865026884933828140922721832806847.jp2/info.json</text:p>
          </table:table-cell>
          <table:table-cell office:value-type="float" office:value="8256" calcext:value-type="float">
            <text:p>8256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53814865026884933828140922721832806847.jp2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[.C7];&quot;.&quot;;[.D7])" office:value-type="string" office:string-value="3.2" calcext:value-type="string">
            <text:p>3.2</text:p>
          </table:table-cell>
          <table:table-cell office:value-type="string" calcext:value-type="string">
            <text:p>Uithuize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ttps://objects.library.uu.nl/fcgi-bin/iipsrv.fcgi?IIIF=/manifestation/viewer/85/24/06/85240657379710719811209319760234822982.jp2/info.json</text:p>
          </table:table-cell>
          <table:table-cell office:value-type="float" office:value="8273" calcext:value-type="float">
            <text:p>8273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85240657379710719811209319760234822982.jp2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M.MICROSOFT.CONCAT([.C8];&quot;.&quot;;[.D8])" office:value-type="string" office:string-value="3.3" calcext:value-type="string">
            <text:p>3.3</text:p>
          </table:table-cell>
          <table:table-cell office:value-type="string" calcext:value-type="string">
            <text:p>Uithuize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ttps://objects.library.uu.nl/fcgi-bin/iipsrv.fcgi?IIIF=/manifestation/viewer/12/83/35/128335182764425323548267100405898651851.jp2/info.json</text:p>
          </table:table-cell>
          <table:table-cell office:value-type="float" office:value="8245" calcext:value-type="float">
            <text:p>8245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128335182764425323548267100405898651851.jp2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CONCAT([.C9];&quot;.&quot;;[.D9])" office:value-type="string" office:string-value="4.1" calcext:value-type="string">
            <text:p>4.1</text:p>
          </table:table-cell>
          <table:table-cell office:value-type="string" calcext:value-type="string">
            <text:p>Vlielan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ttps://objects.library.uu.nl/fcgi-bin/iipsrv.fcgi?IIIF=/manifestation/viewer/11/99/02/119902900461335203939951308844637310258.jp2/info.json</text:p>
          </table:table-cell>
          <table:table-cell office:value-type="float" office:value="8262" calcext:value-type="float">
            <text:p>8262</text:p>
          </table:table-cell>
          <table:table-cell office:value-type="float" office:value="6614" calcext:value-type="float">
            <text:p>6614</text:p>
          </table:table-cell>
          <table:table-cell office:value-type="string" calcext:value-type="string">
            <text:p>119902900461335203939951308844637310258.jp2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[.C10];&quot;.&quot;;[.D10])" office:value-type="string" office:string-value="4.2" calcext:value-type="string">
            <text:p>4.2</text:p>
          </table:table-cell>
          <table:table-cell office:value-type="string" calcext:value-type="string">
            <text:p>Vlieland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ttps://objects.library.uu.nl/fcgi-bin/iipsrv.fcgi?IIIF=/manifestation/viewer/10/66/29/106629073060866342978570549718257046059.jp2/info.json</text:p>
          </table:table-cell>
          <table:table-cell office:value-type="float" office:value="8283" calcext:value-type="float">
            <text:p>8283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106629073060866342978570549718257046059.jp2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[.C11];&quot;.&quot;;[.D11])" office:value-type="string" office:string-value="5.1" calcext:value-type="string">
            <text:p>5.1</text:p>
          </table:table-cell>
          <table:table-cell office:value-type="string" calcext:value-type="string">
            <text:p>Harling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s://objects.library.uu.nl/fcgi-bin/iipsrv.fcgi?IIIF=/manifestation/viewer/51/63/17/51631704162343258275166983748824838196.jp2/info.json</text:p>
          </table:table-cell>
          <table:table-cell office:value-type="float" office:value="8247" calcext:value-type="float">
            <text:p>8247</text:p>
          </table:table-cell>
          <table:table-cell office:value-type="float" office:value="6621" calcext:value-type="float">
            <text:p>6621</text:p>
          </table:table-cell>
          <table:table-cell office:value-type="string" calcext:value-type="string">
            <text:p>51631704162343258275166983748824838196.jp2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CONCAT([.C12];&quot;.&quot;;[.D12])" office:value-type="string" office:string-value="5.2" calcext:value-type="string">
            <text:p>5.2</text:p>
          </table:table-cell>
          <table:table-cell office:value-type="string" calcext:value-type="string">
            <text:p>Harlinge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ttps://objects.library.uu.nl/fcgi-bin/iipsrv.fcgi?IIIF=/manifestation/viewer/12/28/90/122890342120749764537662945200200842502.jp2/info.json</text:p>
          </table:table-cell>
          <table:table-cell office:value-type="float" office:value="8240" calcext:value-type="float">
            <text:p>824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122890342120749764537662945200200842502.jp2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[.C13];&quot;.&quot;;[.D13])" office:value-type="string" office:string-value="5.3" calcext:value-type="string">
            <text:p>5.3</text:p>
          </table:table-cell>
          <table:table-cell office:value-type="string" calcext:value-type="string">
            <text:p>Harling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ttps://objects.library.uu.nl/fcgi-bin/iipsrv.fcgi?IIIF=/manifestation/viewer/35/37/94/35379427539621720950129039718941287333.jp2/info.json</text:p>
          </table:table-cell>
          <table:table-cell office:value-type="float" office:value="8291" calcext:value-type="float">
            <text:p>8291</text:p>
          </table:table-cell>
          <table:table-cell office:value-type="float" office:value="6597" calcext:value-type="float">
            <text:p>6597</text:p>
          </table:table-cell>
          <table:table-cell office:value-type="string" calcext:value-type="string">
            <text:p>35379427539621720950129039718941287333.jp2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CONCAT([.C14];&quot;.&quot;;[.D14])" office:value-type="string" office:string-value="6.1" calcext:value-type="string">
            <text:p>6.1</text:p>
          </table:table-cell>
          <table:table-cell office:value-type="string" calcext:value-type="string">
            <text:p>Leeuwarde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ttps://objects.library.uu.nl/fcgi-bin/iipsrv.fcgi?IIIF=/manifestation/viewer/16/13/10/161310564898231108670735929179976284531.jp2/info.json</text:p>
          </table:table-cell>
          <table:table-cell office:value-type="float" office:value="8264" calcext:value-type="float">
            <text:p>8264</text:p>
          </table:table-cell>
          <table:table-cell office:value-type="float" office:value="6621" calcext:value-type="float">
            <text:p>6621</text:p>
          </table:table-cell>
          <table:table-cell office:value-type="string" calcext:value-type="string">
            <text:p>161310564898231108670735929179976284531.jp2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CONCAT([.C15];&quot;.&quot;;[.D15])" office:value-type="string" office:string-value="6.2" calcext:value-type="string">
            <text:p>6.2</text:p>
          </table:table-cell>
          <table:table-cell office:value-type="string" calcext:value-type="string">
            <text:p>Leeuwarde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ttps://objects.library.uu.nl/fcgi-bin/iipsrv.fcgi?IIIF=/manifestation/viewer/13/86/06/138606831231281031133422066393547202578.jp2/info.json</text:p>
          </table:table-cell>
          <table:table-cell office:value-type="float" office:value="8253" calcext:value-type="float">
            <text:p>8253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138606831231281031133422066393547202578.jp2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CONCAT([.C16];&quot;.&quot;;[.D16])" office:value-type="string" office:string-value="6.3" calcext:value-type="string">
            <text:p>6.3</text:p>
          </table:table-cell>
          <table:table-cell office:value-type="string" calcext:value-type="string">
            <text:p>Leeuwarde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ttps://objects.library.uu.nl/fcgi-bin/iipsrv.fcgi?IIIF=/manifestation/viewer/10/30/20/103020604202896194806790792381214343220.jp2/info.json</text:p>
          </table:table-cell>
          <table:table-cell office:value-type="float" office:value="8268" calcext:value-type="float">
            <text:p>8268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103020604202896194806790792381214343220.jp2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CONCAT([.C17];&quot;.&quot;;[.D17])" office:value-type="string" office:string-value="6.4" calcext:value-type="string">
            <text:p>6.4</text:p>
          </table:table-cell>
          <table:table-cell office:value-type="string" calcext:value-type="string">
            <text:p>Leeuwarde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ttps://objects.library.uu.nl/fcgi-bin/iipsrv.fcgi?IIIF=/manifestation/viewer/99/62/66/99626619327220742518110308277653545737.jp2/info.json</text:p>
          </table:table-cell>
          <table:table-cell office:value-type="float" office:value="8240" calcext:value-type="float">
            <text:p>8240</text:p>
          </table:table-cell>
          <table:table-cell office:value-type="float" office:value="6589" calcext:value-type="float">
            <text:p>6589</text:p>
          </table:table-cell>
          <table:table-cell office:value-type="string" calcext:value-type="string">
            <text:p>99626619327220742518110308277653545737.jp2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M.MICROSOFT.CONCAT([.C18];&quot;.&quot;;[.D18])" office:value-type="string" office:string-value="9.1" calcext:value-type="string">
            <text:p>9.1</text:p>
          </table:table-cell>
          <table:table-cell office:value-type="string" calcext:value-type="string">
            <text:p>Helder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ttps://objects.library.uu.nl/fcgi-bin/iipsrv.fcgi?IIIF=/manifestation/viewer/67/04/48/6704484077646867805828970929912984529.jp2/info.json</text:p>
          </table:table-cell>
          <table:table-cell office:value-type="float" office:value="8305" calcext:value-type="float">
            <text:p>8305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6704484077646867805828970929912984529.jp2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[.C19];&quot;.&quot;;[.D19])" office:value-type="string" office:string-value="10.1" calcext:value-type="string">
            <text:p>10.1</text:p>
          </table:table-cell>
          <table:table-cell office:value-type="string" calcext:value-type="string">
            <text:p>Sneek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ttps://objects.library.uu.nl/fcgi-bin/iipsrv.fcgi?IIIF=/manifestation/viewer/10/80/97/108097585251290423805257317115541655683.jp2/info.json</text:p>
          </table:table-cell>
          <table:table-cell office:value-type="float" office:value="8246" calcext:value-type="float">
            <text:p>8246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108097585251290423805257317115541655683.jp2</text:p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COM.MICROSOFT.CONCAT([.C20];&quot;.&quot;;[.D20])" office:value-type="string" office:string-value="10.2" calcext:value-type="string">
            <text:p>10.2</text:p>
          </table:table-cell>
          <table:table-cell office:value-type="string" calcext:value-type="string">
            <text:p>Sneek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ttps://objects.library.uu.nl/fcgi-bin/iipsrv.fcgi?IIIF=/manifestation/viewer/86/41/26/86412678419072262026710893732919211959.jp2/info.json</text:p>
          </table:table-cell>
          <table:table-cell office:value-type="float" office:value="8263" calcext:value-type="float">
            <text:p>8263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86412678419072262026710893732919211959.jp2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COM.MICROSOFT.CONCAT([.C21];&quot;.&quot;;[.D21])" office:value-type="string" office:string-value="10.3" calcext:value-type="string">
            <text:p>10.3</text:p>
          </table:table-cell>
          <table:table-cell office:value-type="string" calcext:value-type="string">
            <text:p>Snee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s://objects.library.uu.nl/fcgi-bin/iipsrv.fcgi?IIIF=/manifestation/viewer/14/78/00/147800115395921428279436601645003452232.jp2/info.json</text:p>
          </table:table-cell>
          <table:table-cell office:value-type="float" office:value="8217" calcext:value-type="float">
            <text:p>8217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147800115395921428279436601645003452232.jp2</text:p>
          </table:table-cell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COM.MICROSOFT.CONCAT([.C22];&quot;.&quot;;[.D22])" office:value-type="string" office:string-value="10.4" calcext:value-type="string">
            <text:p>10.4</text:p>
          </table:table-cell>
          <table:table-cell office:value-type="string" calcext:value-type="string">
            <text:p>Snee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ttps://objects.library.uu.nl/fcgi-bin/iipsrv.fcgi?IIIF=/manifestation/viewer/42/99/24/42992406900904401255870836431344569231.jp2/info.json</text:p>
          </table:table-cell>
          <table:table-cell office:value-type="float" office:value="8274" calcext:value-type="float">
            <text:p>8274</text:p>
          </table:table-cell>
          <table:table-cell office:value-type="float" office:value="6647" calcext:value-type="float">
            <text:p>6647</text:p>
          </table:table-cell>
          <table:table-cell office:value-type="string" calcext:value-type="string">
            <text:p>42992406900904401255870836431344569231.jp2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M.MICROSOFT.CONCAT([.C23];&quot;.&quot;;[.D23])" office:value-type="string" office:string-value="11.1" calcext:value-type="string">
            <text:p>11.1</text:p>
          </table:table-cell>
          <table:table-cell office:value-type="string" calcext:value-type="string">
            <text:p>Heerenveen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ttps://objects.library.uu.nl/fcgi-bin/iipsrv.fcgi?IIIF=/manifestation/viewer/55/84/89/55848984413619174984707815840820161068.jp2/info.json</text:p>
          </table:table-cell>
          <table:table-cell office:value-type="float" office:value="8260" calcext:value-type="float">
            <text:p>8260</text:p>
          </table:table-cell>
          <table:table-cell office:value-type="float" office:value="6590" calcext:value-type="float">
            <text:p>6590</text:p>
          </table:table-cell>
          <table:table-cell office:value-type="string" calcext:value-type="string">
            <text:p>55848984413619174984707815840820161068.jp2</text:p>
          </table:table-cell>
          <table:table-cell table:number-columns-repeated="100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M.MICROSOFT.CONCAT([.C24];&quot;.&quot;;[.D24])" office:value-type="string" office:string-value="11.2" calcext:value-type="string">
            <text:p>11.2</text:p>
          </table:table-cell>
          <table:table-cell office:value-type="string" calcext:value-type="string">
            <text:p>Heerenvee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ttps://objects.library.uu.nl/fcgi-bin/iipsrv.fcgi?IIIF=/manifestation/viewer/13/00/23/130023881098418971611407068401616772663.jp2/info.json</text:p>
          </table:table-cell>
          <table:table-cell office:value-type="float" office:value="8258" calcext:value-type="float">
            <text:p>8258</text:p>
          </table:table-cell>
          <table:table-cell office:value-type="float" office:value="6592" calcext:value-type="float">
            <text:p>6592</text:p>
          </table:table-cell>
          <table:table-cell office:value-type="string" calcext:value-type="string">
            <text:p>130023881098418971611407068401616772663.jp2</text:p>
          </table:table-cell>
          <table:table-cell table:number-columns-repeated="100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COM.MICROSOFT.CONCAT([.C25];&quot;.&quot;;[.D25])" office:value-type="string" office:string-value="11.3" calcext:value-type="string">
            <text:p>11.3</text:p>
          </table:table-cell>
          <table:table-cell office:value-type="string" calcext:value-type="string">
            <text:p>Heerenvee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ttps://objects.library.uu.nl/fcgi-bin/iipsrv.fcgi?IIIF=/manifestation/viewer/23/32/33/23323347833887738802459919888884629818.jp2/info.json</text:p>
          </table:table-cell>
          <table:table-cell office:value-type="float" office:value="8237" calcext:value-type="float">
            <text:p>8237</text:p>
          </table:table-cell>
          <table:table-cell office:value-type="float" office:value="6614" calcext:value-type="float">
            <text:p>6614</text:p>
          </table:table-cell>
          <table:table-cell office:value-type="string" calcext:value-type="string">
            <text:p>23323347833887738802459919888884629818.jp2</text:p>
          </table:table-cell>
          <table:table-cell table:number-columns-repeated="100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COM.MICROSOFT.CONCAT([.C26];&quot;.&quot;;[.D26])" office:value-type="string" office:string-value="11.4" calcext:value-type="string">
            <text:p>11.4</text:p>
          </table:table-cell>
          <table:table-cell office:value-type="string" calcext:value-type="string">
            <text:p>Heerenvee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ttps://objects.library.uu.nl/fcgi-bin/iipsrv.fcgi?IIIF=/manifestation/viewer/10/17/00/101700815828374242273897283213566127964.jp2/info.json</text:p>
          </table:table-cell>
          <table:table-cell office:value-type="float" office:value="8258" calcext:value-type="float">
            <text:p>8258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101700815828374242273897283213566127964.jp2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M.MICROSOFT.CONCAT([.C27];&quot;.&quot;;[.D27])" office:value-type="string" office:string-value="12.1" calcext:value-type="string">
            <text:p>12.1</text:p>
          </table:table-cell>
          <table:table-cell office:value-type="string" calcext:value-type="string">
            <text:p>Assen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ttps://objects.library.uu.nl/fcgi-bin/iipsrv.fcgi?IIIF=/manifestation/viewer/10/43/38/104338836001008890147493087005681032812.jp2/info.json</text:p>
          </table:table-cell>
          <table:table-cell office:value-type="float" office:value="8276" calcext:value-type="float">
            <text:p>8276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104338836001008890147493087005681032812.jp2</text:p>
          </table:table-cell>
          <table:table-cell table:number-columns-repeated="100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COM.MICROSOFT.CONCAT([.C28];&quot;.&quot;;[.D28])" office:value-type="string" office:string-value="12.2" calcext:value-type="string">
            <text:p>12.2</text:p>
          </table:table-cell>
          <table:table-cell office:value-type="string" calcext:value-type="string">
            <text:p>Asse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ttps://objects.library.uu.nl/fcgi-bin/iipsrv.fcgi?IIIF=/manifestation/viewer/10/70/21/107021555421192973298251508205222572196.jp2/info.json</text:p>
          </table:table-cell>
          <table:table-cell office:value-type="float" office:value="8250" calcext:value-type="float">
            <text:p>825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107021555421192973298251508205222572196.jp2</text:p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CONCAT([.C29];&quot;.&quot;;[.D29])" office:value-type="string" office:string-value="12.3" calcext:value-type="string">
            <text:p>12.3</text:p>
          </table:table-cell>
          <table:table-cell office:value-type="string" calcext:value-type="string">
            <text:p>Asse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ttps://objects.library.uu.nl/fcgi-bin/iipsrv.fcgi?IIIF=/manifestation/viewer/50/51/96/50519645863747518733439248206575095898.jp2/info.json</text:p>
          </table:table-cell>
          <table:table-cell office:value-type="float" office:value="8281" calcext:value-type="float">
            <text:p>8281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50519645863747518733439248206575095898.jp2</text:p>
          </table:table-cell>
          <table:table-cell table:number-columns-repeated="100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COM.MICROSOFT.CONCAT([.C30];&quot;.&quot;;[.D30])" office:value-type="string" office:string-value="12.4" calcext:value-type="string">
            <text:p>12.4</text:p>
          </table:table-cell>
          <table:table-cell office:value-type="string" calcext:value-type="string">
            <text:p>Asse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ttps://objects.library.uu.nl/fcgi-bin/iipsrv.fcgi?IIIF=/manifestation/viewer/16/31/91/163191349899055809679197001724551811939.jp2/info.json</text:p>
          </table:table-cell>
          <table:table-cell office:value-type="float" office:value="8249" calcext:value-type="float">
            <text:p>8249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163191349899055809679197001724551811939.jp2</text:p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M.MICROSOFT.CONCAT([.C31];&quot;.&quot;;[.D31])" office:value-type="string" office:string-value="13.1" calcext:value-type="string">
            <text:p>13.1</text:p>
          </table:table-cell>
          <table:table-cell office:value-type="string" calcext:value-type="string">
            <text:p>Bourtang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ttps://objects.library.uu.nl/fcgi-bin/iipsrv.fcgi?IIIF=/manifestation/viewer/65/57/08/65570812730491233383366846071086429882.jp2/info.json</text:p>
          </table:table-cell>
          <table:table-cell office:value-type="float" office:value="8245" calcext:value-type="float">
            <text:p>8245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65570812730491233383366846071086429882.jp2</text:p>
          </table:table-cell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COM.MICROSOFT.CONCAT([.C32];&quot;.&quot;;[.D32])" office:value-type="string" office:string-value="13.2" calcext:value-type="string">
            <text:p>13.2</text:p>
          </table:table-cell>
          <table:table-cell office:value-type="string" calcext:value-type="string">
            <text:p>Bourtang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https://objects.library.uu.nl/fcgi-bin/iipsrv.fcgi?IIIF=/manifestation/viewer/10/78/74/107874565847720528127920862069417496042.jp2/info.json</text:p>
          </table:table-cell>
          <table:table-cell office:value-type="float" office:value="8271" calcext:value-type="float">
            <text:p>8271</text:p>
          </table:table-cell>
          <table:table-cell office:value-type="float" office:value="6621" calcext:value-type="float">
            <text:p>6621</text:p>
          </table:table-cell>
          <table:table-cell office:value-type="string" calcext:value-type="string">
            <text:p>107874565847720528127920862069417496042.jp2</text:p>
          </table:table-cell>
          <table:table-cell table:number-columns-repeated="100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M.MICROSOFT.CONCAT([.C33];&quot;.&quot;;[.D33])" office:value-type="string" office:string-value="14.1" calcext:value-type="string">
            <text:p>14.1</text:p>
          </table:table-cell>
          <table:table-cell office:value-type="string" calcext:value-type="string">
            <text:p>Medemblik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ttps://objects.library.uu.nl/fcgi-bin/iipsrv.fcgi?IIIF=/manifestation/viewer/12/64/45/126445474887214780525945054283298470616.jp2/info.json</text:p>
          </table:table-cell>
          <table:table-cell office:value-type="float" office:value="8251" calcext:value-type="float">
            <text:p>8251</text:p>
          </table:table-cell>
          <table:table-cell office:value-type="float" office:value="6601" calcext:value-type="float">
            <text:p>6601</text:p>
          </table:table-cell>
          <table:table-cell office:value-type="string" calcext:value-type="string">
            <text:p>126445474887214780525945054283298470616.jp2</text:p>
          </table:table-cell>
          <table:table-cell table:number-columns-repeated="100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COM.MICROSOFT.CONCAT([.C34];&quot;.&quot;;[.D34])" office:value-type="string" office:string-value="14.2" calcext:value-type="string">
            <text:p>14.2</text:p>
          </table:table-cell>
          <table:table-cell office:value-type="string" calcext:value-type="string">
            <text:p>Medemblik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ttps://objects.library.uu.nl/fcgi-bin/iipsrv.fcgi?IIIF=/manifestation/viewer/16/19/64/161964409202118428693642549753908649144.jp2/info.json</text:p>
          </table:table-cell>
          <table:table-cell office:value-type="float" office:value="8238" calcext:value-type="float">
            <text:p>8238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161964409202118428693642549753908649144.jp2</text:p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COM.MICROSOFT.CONCAT([.C35];&quot;.&quot;;[.D35])" office:value-type="string" office:string-value="14.3" calcext:value-type="string">
            <text:p>14.3</text:p>
          </table:table-cell>
          <table:table-cell office:value-type="string" calcext:value-type="string">
            <text:p>Medemblik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https://objects.library.uu.nl/fcgi-bin/iipsrv.fcgi?IIIF=/manifestation/viewer/20/78/01/20780157542721254472004544206533691460.jp2/info.json</text:p>
          </table:table-cell>
          <table:table-cell office:value-type="float" office:value="8258" calcext:value-type="float">
            <text:p>8258</text:p>
          </table:table-cell>
          <table:table-cell office:value-type="float" office:value="6608" calcext:value-type="float">
            <text:p>6608</text:p>
          </table:table-cell>
          <table:table-cell office:value-type="string" calcext:value-type="string">
            <text:p>20780157542721254472004544206533691460.jp2</text:p>
          </table:table-cell>
          <table:table-cell table:number-columns-repeated="100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COM.MICROSOFT.CONCAT([.C36];&quot;.&quot;;[.D36])" office:value-type="string" office:string-value="14.4" calcext:value-type="string">
            <text:p>14.4</text:p>
          </table:table-cell>
          <table:table-cell office:value-type="string" calcext:value-type="string">
            <text:p>Medemblik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ttps://objects.library.uu.nl/fcgi-bin/iipsrv.fcgi?IIIF=/manifestation/viewer/72/42/16/72421602778351778235513293477106602118.jp2/info.json</text:p>
          </table:table-cell>
          <table:table-cell office:value-type="float" office:value="8232" calcext:value-type="float">
            <text:p>8232</text:p>
          </table:table-cell>
          <table:table-cell office:value-type="float" office:value="6586" calcext:value-type="float">
            <text:p>6586</text:p>
          </table:table-cell>
          <table:table-cell office:value-type="string" calcext:value-type="string">
            <text:p>72421602778351778235513293477106602118.jp2</text:p>
          </table:table-cell>
          <table:table-cell table:number-columns-repeated="100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M.MICROSOFT.CONCAT([.C37];&quot;.&quot;;[.D37])" office:value-type="string" office:string-value="15.1" calcext:value-type="string">
            <text:p>15.1</text:p>
          </table:table-cell>
          <table:table-cell office:value-type="string" calcext:value-type="string">
            <text:p>Stavore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https://objects.library.uu.nl/fcgi-bin/iipsrv.fcgi?IIIF=/manifestation/viewer/91/77/25/91772599007474638454151208356506378713.jp2/info.json</text:p>
          </table:table-cell>
          <table:table-cell office:value-type="float" office:value="8234" calcext:value-type="float">
            <text:p>8234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91772599007474638454151208356506378713.jp2</text:p>
          </table:table-cell>
          <table:table-cell table:number-columns-repeated="100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COM.MICROSOFT.CONCAT([.C38];&quot;.&quot;;[.D38])" office:value-type="string" office:string-value="15.2" calcext:value-type="string">
            <text:p>15.2</text:p>
          </table:table-cell>
          <table:table-cell office:value-type="string" calcext:value-type="string">
            <text:p>Stavoren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https://objects.library.uu.nl/fcgi-bin/iipsrv.fcgi?IIIF=/manifestation/viewer/14/02/55/140255962704929578001153318143379067182.jp2/info.json</text:p>
          </table:table-cell>
          <table:table-cell office:value-type="float" office:value="8250" calcext:value-type="float">
            <text:p>8250</text:p>
          </table:table-cell>
          <table:table-cell office:value-type="float" office:value="6613" calcext:value-type="float">
            <text:p>6613</text:p>
          </table:table-cell>
          <table:table-cell office:value-type="string" calcext:value-type="string">
            <text:p>140255962704929578001153318143379067182.jp2</text:p>
          </table:table-cell>
          <table:table-cell table:number-columns-repeated="100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COM.MICROSOFT.CONCAT([.C39];&quot;.&quot;;[.D39])" office:value-type="string" office:string-value="15.3" calcext:value-type="string">
            <text:p>15.3</text:p>
          </table:table-cell>
          <table:table-cell office:value-type="string" calcext:value-type="string">
            <text:p>Stavor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ttps://objects.library.uu.nl/fcgi-bin/iipsrv.fcgi?IIIF=/manifestation/viewer/12/28/01/122801360062135465834742886217823745795.jp2/info.json</text:p>
          </table:table-cell>
          <table:table-cell office:value-type="float" office:value="8247" calcext:value-type="float">
            <text:p>8247</text:p>
          </table:table-cell>
          <table:table-cell office:value-type="float" office:value="6613" calcext:value-type="float">
            <text:p>6613</text:p>
          </table:table-cell>
          <table:table-cell office:value-type="string" calcext:value-type="string">
            <text:p>122801360062135465834742886217823745795.jp2</text:p>
          </table:table-cell>
          <table:table-cell table:number-columns-repeated="100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M.MICROSOFT.CONCAT([.C40];&quot;.&quot;;[.D40])" office:value-type="string" office:string-value="16.1" calcext:value-type="string">
            <text:p>16.1</text:p>
          </table:table-cell>
          <table:table-cell office:value-type="string" calcext:value-type="string">
            <text:p>Steenwijk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https://objects.library.uu.nl/fcgi-bin/iipsrv.fcgi?IIIF=/manifestation/viewer/50/72/97/50729721430509715945923249921051322231.jp2/info.json</text:p>
          </table:table-cell>
          <table:table-cell office:value-type="float" office:value="8252" calcext:value-type="float">
            <text:p>8252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50729721430509715945923249921051322231.jp2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COM.MICROSOFT.CONCAT([.C41];&quot;.&quot;;[.D41])" office:value-type="string" office:string-value="16.2" calcext:value-type="string">
            <text:p>16.2</text:p>
          </table:table-cell>
          <table:table-cell office:value-type="string" calcext:value-type="string">
            <text:p>Steenwijk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ttps://objects.library.uu.nl/fcgi-bin/iipsrv.fcgi?IIIF=/manifestation/viewer/46/25/79/46257967215771031111981002865656347489.jp2/info.json</text:p>
          </table:table-cell>
          <table:table-cell office:value-type="float" office:value="8230" calcext:value-type="float">
            <text:p>823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46257967215771031111981002865656347489.jp2</text:p>
          </table:table-cell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COM.MICROSOFT.CONCAT([.C42];&quot;.&quot;;[.D42])" office:value-type="string" office:string-value="16.3" calcext:value-type="string">
            <text:p>16.3</text:p>
          </table:table-cell>
          <table:table-cell office:value-type="string" calcext:value-type="string">
            <text:p>Steenwijk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ttps://objects.library.uu.nl/fcgi-bin/iipsrv.fcgi?IIIF=/manifestation/viewer/85/62/39/85623911707211046278696116906175046157.jp2/info.json</text:p>
          </table:table-cell>
          <table:table-cell office:value-type="float" office:value="8219" calcext:value-type="float">
            <text:p>8219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85623911707211046278696116906175046157.jp2</text:p>
          </table:table-cell>
          <table:table-cell table:number-columns-repeated="100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COM.MICROSOFT.CONCAT([.C43];&quot;.&quot;;[.D43])" office:value-type="string" office:string-value="16.4" calcext:value-type="string">
            <text:p>16.4</text:p>
          </table:table-cell>
          <table:table-cell office:value-type="string" calcext:value-type="string">
            <text:p>Steenwijk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https://objects.library.uu.nl/fcgi-bin/iipsrv.fcgi?IIIF=/manifestation/viewer/22/39/83/22398311708054874011629236198469070582.jp2/info.json</text:p>
          </table:table-cell>
          <table:table-cell office:value-type="float" office:value="8211" calcext:value-type="float">
            <text:p>8211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22398311708054874011629236198469070582.jp2</text:p>
          </table:table-cell>
          <table:table-cell table:number-columns-repeated="100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M.MICROSOFT.CONCAT([.C44];&quot;.&quot;;[.D44])" office:value-type="string" office:string-value="17.1" calcext:value-type="string">
            <text:p>17.1</text:p>
          </table:table-cell>
          <table:table-cell office:value-type="string" calcext:value-type="string">
            <text:p>Beile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https://objects.library.uu.nl/fcgi-bin/iipsrv.fcgi?IIIF=/manifestation/viewer/67/17/59/67175966718587644780931149118379998564.jp2/info.json</text:p>
          </table:table-cell>
          <table:table-cell office:value-type="float" office:value="8213" calcext:value-type="float">
            <text:p>8213</text:p>
          </table:table-cell>
          <table:table-cell office:value-type="float" office:value="6589" calcext:value-type="float">
            <text:p>6589</text:p>
          </table:table-cell>
          <table:table-cell office:value-type="string" calcext:value-type="string">
            <text:p>67175966718587644780931149118379998564.jp2</text:p>
          </table:table-cell>
          <table:table-cell table:number-columns-repeated="100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COM.MICROSOFT.CONCAT([.C45];&quot;.&quot;;[.D45])" office:value-type="string" office:string-value="17.2" calcext:value-type="string">
            <text:p>17.2</text:p>
          </table:table-cell>
          <table:table-cell office:value-type="string" calcext:value-type="string">
            <text:p>Beile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https://objects.library.uu.nl/fcgi-bin/iipsrv.fcgi?IIIF=/manifestation/viewer/61/15/34/61153471530086114738514670607282945286.jp2/info.json</text:p>
          </table:table-cell>
          <table:table-cell office:value-type="float" office:value="8259" calcext:value-type="float">
            <text:p>8259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61153471530086114738514670607282945286.jp2</text:p>
          </table:table-cell>
          <table:table-cell table:number-columns-repeated="100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COM.MICROSOFT.CONCAT([.C46];&quot;.&quot;;[.D46])" office:value-type="string" office:string-value="17.3" calcext:value-type="string">
            <text:p>17.3</text:p>
          </table:table-cell>
          <table:table-cell office:value-type="string" calcext:value-type="string">
            <text:p>Beilen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https://objects.library.uu.nl/fcgi-bin/iipsrv.fcgi?IIIF=/manifestation/viewer/37/45/85/37458531572230000886738082115285416164.jp2/info.json</text:p>
          </table:table-cell>
          <table:table-cell office:value-type="float" office:value="8268" calcext:value-type="float">
            <text:p>8268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37458531572230000886738082115285416164.jp2</text:p>
          </table:table-cell>
          <table:table-cell table:number-columns-repeated="100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COM.MICROSOFT.CONCAT([.C47];&quot;.&quot;;[.D47])" office:value-type="string" office:string-value="17.4" calcext:value-type="string">
            <text:p>17.4</text:p>
          </table:table-cell>
          <table:table-cell office:value-type="string" calcext:value-type="string">
            <text:p>Beil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ttps://objects.library.uu.nl/fcgi-bin/iipsrv.fcgi?IIIF=/manifestation/viewer/28/46/93/28469331805730671914145527591818086309.jp2/info.json</text:p>
          </table:table-cell>
          <table:table-cell office:value-type="float" office:value="8191" calcext:value-type="float">
            <text:p>8191</text:p>
          </table:table-cell>
          <table:table-cell office:value-type="float" office:value="6607" calcext:value-type="float">
            <text:p>6607</text:p>
          </table:table-cell>
          <table:table-cell office:value-type="string" calcext:value-type="string">
            <text:p>28469331805730671914145527591818086309.jp2</text:p>
          </table:table-cell>
          <table:table-cell table:number-columns-repeated="100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M.MICROSOFT.CONCAT([.C48];&quot;.&quot;;[.D48])" office:value-type="string" office:string-value="18.1" calcext:value-type="string">
            <text:p>18.1</text:p>
          </table:table-cell>
          <table:table-cell office:value-type="string" calcext:value-type="string">
            <text:p>Roswinkel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https://objects.library.uu.nl/fcgi-bin/iipsrv.fcgi?IIIF=/manifestation/viewer/80/46/91/80469128519259933212599735209921803756.jp2/info.json</text:p>
          </table:table-cell>
          <table:table-cell office:value-type="float" office:value="8285" calcext:value-type="float">
            <text:p>8285</text:p>
          </table:table-cell>
          <table:table-cell office:value-type="float" office:value="6644" calcext:value-type="float">
            <text:p>6644</text:p>
          </table:table-cell>
          <table:table-cell office:value-type="string" calcext:value-type="string">
            <text:p>80469128519259933212599735209921803756.jp2</text:p>
          </table:table-cell>
          <table:table-cell table:number-columns-repeated="100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COM.MICROSOFT.CONCAT([.C49];&quot;.&quot;;[.D49])" office:value-type="string" office:string-value="18.2" calcext:value-type="string">
            <text:p>18.2</text:p>
          </table:table-cell>
          <table:table-cell office:value-type="string" calcext:value-type="string">
            <text:p>Roswinkel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https://objects.library.uu.nl/fcgi-bin/iipsrv.fcgi?IIIF=/manifestation/viewer/10/72/06/107206311454391967657830971355860993417.jp2/info.json</text:p>
          </table:table-cell>
          <table:table-cell office:value-type="float" office:value="8239" calcext:value-type="float">
            <text:p>8239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107206311454391967657830971355860993417.jp2</text:p>
          </table:table-cell>
          <table:table-cell table:number-columns-repeated="100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M.MICROSOFT.CONCAT([.C50];&quot;.&quot;;[.D50])" office:value-type="string" office:string-value="19.1" calcext:value-type="string">
            <text:p>19.1</text:p>
          </table:table-cell>
          <table:table-cell office:value-type="string" calcext:value-type="string">
            <text:p>Alkmaa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ttps://objects.library.uu.nl/fcgi-bin/iipsrv.fcgi?IIIF=/manifestation/viewer/75/08/51/75085194333000385831884036177864901078.jp2/info.json</text:p>
          </table:table-cell>
          <table:table-cell office:value-type="float" office:value="8241" calcext:value-type="float">
            <text:p>8241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75085194333000385831884036177864901078.jp2</text:p>
          </table:table-cell>
          <table:table-cell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COM.MICROSOFT.CONCAT([.C51];&quot;.&quot;;[.D51])" office:value-type="string" office:string-value="19.2" calcext:value-type="string">
            <text:p>19.2</text:p>
          </table:table-cell>
          <table:table-cell office:value-type="string" calcext:value-type="string">
            <text:p>Alkma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ttps://objects.library.uu.nl/fcgi-bin/iipsrv.fcgi?IIIF=/manifestation/viewer/45/47/80/45478089980400150596413251678739568635.jp2/info.json</text:p>
          </table:table-cell>
          <table:table-cell office:value-type="float" office:value="8255" calcext:value-type="float">
            <text:p>8255</text:p>
          </table:table-cell>
          <table:table-cell office:value-type="float" office:value="6607" calcext:value-type="float">
            <text:p>6607</text:p>
          </table:table-cell>
          <table:table-cell office:value-type="string" calcext:value-type="string">
            <text:p>45478089980400150596413251678739568635.jp2</text:p>
          </table:table-cell>
          <table:table-cell table:number-columns-repeated="100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COM.MICROSOFT.CONCAT([.C52];&quot;.&quot;;[.D52])" office:value-type="string" office:string-value="19.3" calcext:value-type="string">
            <text:p>19.3</text:p>
          </table:table-cell>
          <table:table-cell office:value-type="string" calcext:value-type="string">
            <text:p>Alkmaa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https://objects.library.uu.nl/fcgi-bin/iipsrv.fcgi?IIIF=/manifestation/viewer/16/04/58/160458057397222988950001467983041524234.jp2/info.json</text:p>
          </table:table-cell>
          <table:table-cell office:value-type="float" office:value="8245" calcext:value-type="float">
            <text:p>8245</text:p>
          </table:table-cell>
          <table:table-cell office:value-type="float" office:value="6597" calcext:value-type="float">
            <text:p>6597</text:p>
          </table:table-cell>
          <table:table-cell office:value-type="string" calcext:value-type="string">
            <text:p>160458057397222988950001467983041524234.jp2</text:p>
          </table:table-cell>
          <table:table-cell table:number-columns-repeated="100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COM.MICROSOFT.CONCAT([.C53];&quot;.&quot;;[.D53])" office:value-type="string" office:string-value="19.4" calcext:value-type="string">
            <text:p>19.4</text:p>
          </table:table-cell>
          <table:table-cell office:value-type="string" calcext:value-type="string">
            <text:p>Alkmaar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https://objects.library.uu.nl/fcgi-bin/iipsrv.fcgi?IIIF=/manifestation/viewer/86/82/91/86829100398088475122925113125699816345.jp2/info.json</text:p>
          </table:table-cell>
          <table:table-cell office:value-type="float" office:value="8282" calcext:value-type="float">
            <text:p>8282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86829100398088475122925113125699816345.jp2</text:p>
          </table:table-cell>
          <table:table-cell table:number-columns-repeated="100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M.MICROSOFT.CONCAT([.C54];&quot;.&quot;;[.D54])" office:value-type="string" office:string-value="20.1" calcext:value-type="string">
            <text:p>20.1</text:p>
          </table:table-cell>
          <table:table-cell office:value-type="string" calcext:value-type="string">
            <text:p>Enkhuizen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https://objects.library.uu.nl/fcgi-bin/iipsrv.fcgi?IIIF=/manifestation/viewer/14/05/14/140514353913292525910957418675591226409.jp2/info.json</text:p>
          </table:table-cell>
          <table:table-cell office:value-type="float" office:value="8236" calcext:value-type="float">
            <text:p>8236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140514353913292525910957418675591226409.jp2</text:p>
          </table:table-cell>
          <table:table-cell table:number-columns-repeated="100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COM.MICROSOFT.CONCAT([.C55];&quot;.&quot;;[.D55])" office:value-type="string" office:string-value="21.4" calcext:value-type="string">
            <text:p>21.4</text:p>
          </table:table-cell>
          <table:table-cell office:value-type="string" calcext:value-type="string">
            <text:p>Zwolle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ttps://objects.library.uu.nl/fcgi-bin/iipsrv.fcgi?IIIF=/manifestation/viewer/37/78/85/37788587009663080709209208952803313030.jp2/info.json</text:p>
          </table:table-cell>
          <table:table-cell office:value-type="float" office:value="8248" calcext:value-type="float">
            <text:p>8248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37788587009663080709209208952803313030.jp2</text:p>
          </table:table-cell>
          <table:table-cell table:number-columns-repeated="100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M.MICROSOFT.CONCAT([.C56];&quot;.&quot;;[.D56])" office:value-type="string" office:string-value="22.1" calcext:value-type="string">
            <text:p>22.1</text:p>
          </table:table-cell>
          <table:table-cell office:value-type="string" calcext:value-type="string">
            <text:p>Coevorde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ttps://objects.library.uu.nl/fcgi-bin/iipsrv.fcgi?IIIF=/manifestation/viewer/12/04/77/120477960781847554833785956714598665422.jp2/info.json</text:p>
          </table:table-cell>
          <table:table-cell office:value-type="float" office:value="8173" calcext:value-type="float">
            <text:p>8173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120477960781847554833785956714598665422.jp2</text:p>
          </table:table-cell>
          <table:table-cell table:number-columns-repeated="100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COM.MICROSOFT.CONCAT([.C57];&quot;.&quot;;[.D57])" office:value-type="string" office:string-value="22.3" calcext:value-type="string">
            <text:p>22.3</text:p>
          </table:table-cell>
          <table:table-cell office:value-type="string" calcext:value-type="string">
            <text:p>Coevorden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ttps://objects.library.uu.nl/fcgi-bin/iipsrv.fcgi?IIIF=/manifestation/viewer/13/02/46/130246865894809403778239687575833537001.jp2/info.json</text:p>
          </table:table-cell>
          <table:table-cell office:value-type="float" office:value="8242" calcext:value-type="float">
            <text:p>8242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130246865894809403778239687575833537001.jp2</text:p>
          </table:table-cell>
          <table:table-cell table:number-columns-repeated="100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COM.MICROSOFT.CONCAT([.C58];&quot;.&quot;;[.D58])" office:value-type="string" office:string-value="22.2" calcext:value-type="string">
            <text:p>22.2</text:p>
          </table:table-cell>
          <table:table-cell office:value-type="string" calcext:value-type="string">
            <text:p>Coevorden Oost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https://objects.library.uu.nl/fcgi-bin/iipsrv.fcgi?IIIF=/manifestation/viewer/67/08/48/67084858248066313605304482858768044307.jp2/info.json</text:p>
          </table:table-cell>
          <table:table-cell office:value-type="float" office:value="8184" calcext:value-type="float">
            <text:p>8184</text:p>
          </table:table-cell>
          <table:table-cell office:value-type="float" office:value="6613" calcext:value-type="float">
            <text:p>6613</text:p>
          </table:table-cell>
          <table:table-cell office:value-type="string" calcext:value-type="string">
            <text:p>67084858248066313605304482858768044307.jp2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table:formula="of:=COM.MICROSOFT.CONCAT([.C59];&quot;.&quot;;[.D59])" office:value-type="string" office:string-value="22.-2" calcext:value-type="string">
            <text:p>22.-2</text:p>
          </table:table-cell>
          <table:table-cell office:value-type="string" calcext:value-type="string">
            <text:p>Coevorden Oost achterzijde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https://objects.library.uu.nl/fcgi-bin/iipsrv.fcgi?IIIF=/manifestation/viewer/13/22/23/132223956980318057843851716038597013863.jp2/info.json</text:p>
          </table:table-cell>
          <table:table-cell office:value-type="float" office:value="8181" calcext:value-type="float">
            <text:p>8181</text:p>
          </table:table-cell>
          <table:table-cell office:value-type="float" office:value="6592" calcext:value-type="float">
            <text:p>6592</text:p>
          </table:table-cell>
          <table:table-cell office:value-type="string" calcext:value-type="string">
            <text:p>132223956980318057843851716038597013863.jp2</text:p>
          </table:table-cell>
          <table:table-cell table:number-columns-repeated="100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M.MICROSOFT.CONCAT([.C60];&quot;.&quot;;[.D60])" office:value-type="string" office:string-value="23.1" calcext:value-type="string">
            <text:p>23.1</text:p>
          </table:table-cell>
          <table:table-cell office:value-type="string" calcext:value-type="string">
            <text:p>Nieuw Schoonebeek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https://objects.library.uu.nl/fcgi-bin/iipsrv.fcgi?IIIF=/manifestation/viewer/60/65/21/60652164494644166208582151648123473660.jp2/info.json</text:p>
          </table:table-cell>
          <table:table-cell office:value-type="float" office:value="8170" calcext:value-type="float">
            <text:p>8170</text:p>
          </table:table-cell>
          <table:table-cell office:value-type="float" office:value="6865" calcext:value-type="float">
            <text:p>6865</text:p>
          </table:table-cell>
          <table:table-cell office:value-type="string" calcext:value-type="string">
            <text:p>60652164494644166208582151648123473660.jp2</text:p>
          </table:table-cell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COM.MICROSOFT.CONCAT([.C61];&quot;.&quot;;[.D61])" office:value-type="string" office:string-value="24.1" calcext:value-type="string">
            <text:p>24.1</text:p>
          </table:table-cell>
          <table:table-cell office:value-type="string" calcext:value-type="string">
            <text:p>Hillegom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https://objects.library.uu.nl/fcgi-bin/iipsrv.fcgi?IIIF=/manifestation/viewer/12/19/93/121993266346134722787846426088417677774.jp2/info.json</text:p>
          </table:table-cell>
          <table:table-cell office:value-type="float" office:value="8274" calcext:value-type="float">
            <text:p>8274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121993266346134722787846426088417677774.jp2</text:p>
          </table:table-cell>
          <table:table-cell table:number-columns-repeated="100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COM.MICROSOFT.CONCAT([.C62];&quot;.&quot;;[.D62])" office:value-type="string" office:string-value="24.2" calcext:value-type="string">
            <text:p>24.2</text:p>
          </table:table-cell>
          <table:table-cell office:value-type="string" calcext:value-type="string">
            <text:p>Hillegom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https://objects.library.uu.nl/fcgi-bin/iipsrv.fcgi?IIIF=/manifestation/viewer/14/54/42/14544200177074452914332657694490387323.jp2/info.json</text:p>
          </table:table-cell>
          <table:table-cell office:value-type="float" office:value="8223" calcext:value-type="float">
            <text:p>8223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14544200177074452914332657694490387323.jp2</text:p>
          </table:table-cell>
          <table:table-cell table:number-columns-repeated="100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M.MICROSOFT.CONCAT([.C63];&quot;.&quot;;[.D63])" office:value-type="string" office:string-value="25.1" calcext:value-type="string">
            <text:p>25.1</text:p>
          </table:table-cell>
          <table:table-cell office:value-type="string" calcext:value-type="string">
            <text:p>Amsterda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https://objects.library.uu.nl/fcgi-bin/iipsrv.fcgi?IIIF=/manifestation/viewer/14/88/88/148888260184060329352377078203913219894.jp2/info.json</text:p>
          </table:table-cell>
          <table:table-cell office:value-type="float" office:value="8264" calcext:value-type="float">
            <text:p>8264</text:p>
          </table:table-cell>
          <table:table-cell office:value-type="float" office:value="6597" calcext:value-type="float">
            <text:p>6597</text:p>
          </table:table-cell>
          <table:table-cell office:value-type="string" calcext:value-type="string">
            <text:p>148888260184060329352377078203913219894.jp2</text:p>
          </table:table-cell>
          <table:table-cell table:number-columns-repeated="100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COM.MICROSOFT.CONCAT([.C64];&quot;.&quot;;[.D64])" office:value-type="string" office:string-value="25.2" calcext:value-type="string">
            <text:p>25.2</text:p>
          </table:table-cell>
          <table:table-cell office:value-type="string" calcext:value-type="string">
            <text:p>Amsterdam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https://objects.library.uu.nl/fcgi-bin/iipsrv.fcgi?IIIF=/manifestation/viewer/10/99/82/109982540024676187866489973355821155039.jp2/info.json</text:p>
          </table:table-cell>
          <table:table-cell office:value-type="float" office:value="8255" calcext:value-type="float">
            <text:p>8255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109982540024676187866489973355821155039.jp2</text:p>
          </table:table-cell>
          <table:table-cell table:number-columns-repeated="100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M.MICROSOFT.CONCAT([.C65];&quot;.&quot;;[.D65])" office:value-type="string" office:string-value="25.3" calcext:value-type="string">
            <text:p>25.3</text:p>
          </table:table-cell>
          <table:table-cell office:value-type="string" calcext:value-type="string">
            <text:p>Amsterdam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https://objects.library.uu.nl/fcgi-bin/iipsrv.fcgi?IIIF=/manifestation/viewer/90/86/15/90861515392563183216161425760543468649.jp2/info.json</text:p>
          </table:table-cell>
          <table:table-cell office:value-type="float" office:value="8256" calcext:value-type="float">
            <text:p>8256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90861515392563183216161425760543468649.jp2</text:p>
          </table:table-cell>
          <table:table-cell table:number-columns-repeated="100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COM.MICROSOFT.CONCAT([.C66];&quot;.&quot;;[.D66])" office:value-type="string" office:string-value="25.4" calcext:value-type="string">
            <text:p>25.4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The map has been physically cut and pasted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ttps://objects.library.uu.nl/fcgi-bin/iipsrv.fcgi?IIIF=/manifestation/viewer/23/48/23/2348236895501603287724785651752539641.jp2/info.json</text:p>
          </table:table-cell>
          <table:table-cell office:value-type="float" office:value="8330" calcext:value-type="float">
            <text:p>8330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2348236895501603287724785651752539641.jp2</text:p>
          </table:table-cell>
          <table:table-cell table:number-columns-repeated="100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M.MICROSOFT.CONCAT([.C67];&quot;.&quot;;[.D67])" office:value-type="string" office:string-value="26.1" calcext:value-type="string">
            <text:p>26.1</text:p>
          </table:table-cell>
          <table:table-cell office:value-type="string" calcext:value-type="string">
            <text:p>Harderwijk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https://objects.library.uu.nl/fcgi-bin/iipsrv.fcgi?IIIF=/manifestation/viewer/17/00/11/170011556584008076099037976093069982386.jp2/info.json</text:p>
          </table:table-cell>
          <table:table-cell office:value-type="float" office:value="8203" calcext:value-type="float">
            <text:p>8203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170011556584008076099037976093069982386.jp2</text:p>
          </table:table-cell>
          <table:table-cell table:number-columns-repeated="100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M.MICROSOFT.CONCAT([.C68];&quot;.&quot;;[.D68])" office:value-type="string" office:string-value="27.1" calcext:value-type="string">
            <text:p>27.1</text:p>
          </table:table-cell>
          <table:table-cell office:value-type="string" calcext:value-type="string">
            <text:p>Hattem West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ttps://objects.library.uu.nl/fcgi-bin/iipsrv.fcgi?IIIF=/manifestation/viewer/16/37/75/163775761101071928727316256742547462321.jp2/info.json</text:p>
          </table:table-cell>
          <table:table-cell office:value-type="float" office:value="8251" calcext:value-type="float">
            <text:p>8251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163775761101071928727316256742547462321.jp2</text:p>
          </table:table-cell>
          <table:table-cell table:number-columns-repeated="100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M.MICROSOFT.CONCAT([.C69];&quot;.&quot;;[.D69])" office:value-type="string" office:string-value="27.2" calcext:value-type="string">
            <text:p>27.2</text:p>
          </table:table-cell>
          <table:table-cell office:value-type="string" calcext:value-type="string">
            <text:p>Hattem Oost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ttps://objects.library.uu.nl/fcgi-bin/iipsrv.fcgi?IIIF=/manifestation/viewer/28/02/17/28021772844013945632750300481185511760.jp2/info.json</text:p>
          </table:table-cell>
          <table:table-cell office:value-type="float" office:value="8230" calcext:value-type="float">
            <text:p>823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28021772844013945632750300481185511760.jp2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M.MICROSOFT.CONCAT([.C70];&quot;.&quot;;[.D70])" office:value-type="string" office:string-value="28.1" calcext:value-type="string">
            <text:p>28.1</text:p>
          </table:table-cell>
          <table:table-cell office:value-type="string" calcext:value-type="string">
            <text:p>Almelo West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https://objects.library.uu.nl/fcgi-bin/iipsrv.fcgi?IIIF=/manifestation/viewer/46/53/52/46535247246413173781039117920485170736.jp2/info.json</text:p>
          </table:table-cell>
          <table:table-cell office:value-type="float" office:value="8210" calcext:value-type="float">
            <text:p>821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46535247246413173781039117920485170736.jp2</text:p>
          </table:table-cell>
          <table:table-cell table:number-columns-repeated="100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COM.MICROSOFT.CONCAT([.C71];&quot;.&quot;;[.D71])" office:value-type="string" office:string-value="28.2" calcext:value-type="string">
            <text:p>28.2</text:p>
          </table:table-cell>
          <table:table-cell office:value-type="string" calcext:value-type="string">
            <text:p>Almelo Oos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https://objects.library.uu.nl/fcgi-bin/iipsrv.fcgi?IIIF=/manifestation/viewer/24/87/47/24874792985546225781922060393600880939.jp2/info.json</text:p>
          </table:table-cell>
          <table:table-cell office:value-type="float" office:value="8245" calcext:value-type="float">
            <text:p>8245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24874792985546225781922060393600880939.jp2</text:p>
          </table:table-cell>
          <table:table-cell table:number-columns-repeated="100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M.MICROSOFT.CONCAT([.C72];&quot;.&quot;;[.D72])" office:value-type="string" office:string-value="29.1" calcext:value-type="string">
            <text:p>29.1</text:p>
          </table:table-cell>
          <table:table-cell office:value-type="string" calcext:value-type="string">
            <text:p>Denekamp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https://objects.library.uu.nl/fcgi-bin/iipsrv.fcgi?IIIF=/manifestation/viewer/15/15/97/151597217173089397550723647963949086641.jp2/info.json</text:p>
          </table:table-cell>
          <table:table-cell office:value-type="float" office:value="8230" calcext:value-type="float">
            <text:p>8230</text:p>
          </table:table-cell>
          <table:table-cell office:value-type="float" office:value="6583" calcext:value-type="float">
            <text:p>6583</text:p>
          </table:table-cell>
          <table:table-cell office:value-type="string" calcext:value-type="string">
            <text:p>151597217173089397550723647963949086641.jp2</text:p>
          </table:table-cell>
          <table:table-cell table:number-columns-repeated="100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COM.MICROSOFT.CONCAT([.C73];&quot;.&quot;;[.D73])" office:value-type="string" office:string-value="29.2" calcext:value-type="string">
            <text:p>29.2</text:p>
          </table:table-cell>
          <table:table-cell office:value-type="string" calcext:value-type="string">
            <text:p>Denekamp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ttps://objects.library.uu.nl/fcgi-bin/iipsrv.fcgi?IIIF=/manifestation/viewer/11/42/25/11422528623323406070435118270057844078.jp2/info.json</text:p>
          </table:table-cell>
          <table:table-cell office:value-type="float" office:value="8204" calcext:value-type="float">
            <text:p>8204</text:p>
          </table:table-cell>
          <table:table-cell office:value-type="float" office:value="6587" calcext:value-type="float">
            <text:p>6587</text:p>
          </table:table-cell>
          <table:table-cell office:value-type="string" calcext:value-type="string">
            <text:p>11422528623323406070435118270057844078.jp2</text:p>
          </table:table-cell>
          <table:table-cell table:number-columns-repeated="100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M.MICROSOFT.CONCAT([.C74];&quot;.&quot;;[.D74])" office:value-type="string" office:string-value="30.1" calcext:value-type="string">
            <text:p>30.1</text:p>
          </table:table-cell>
          <table:table-cell office:value-type="string" calcext:value-type="string">
            <text:p>s Gravenhag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https://objects.library.uu.nl/fcgi-bin/iipsrv.fcgi?IIIF=/manifestation/viewer/38/28/00/38280041766760274687922870654650385555.jp2/info.json</text:p>
          </table:table-cell>
          <table:table-cell office:value-type="float" office:value="8250" calcext:value-type="float">
            <text:p>825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38280041766760274687922870654650385555.jp2</text:p>
          </table:table-cell>
          <table:table-cell table:number-columns-repeated="100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COM.MICROSOFT.CONCAT([.C75];&quot;.&quot;;[.D75])" office:value-type="string" office:string-value="30.2" calcext:value-type="string">
            <text:p>30.2</text:p>
          </table:table-cell>
          <table:table-cell office:value-type="string" calcext:value-type="string">
            <text:p>s Gravenhage</text:p>
          </table:table-cell>
          <table:table-cell table:style-name="ce4" office:value-type="string" calcext:value-type="string">
            <text:p>s Gravenhage 3 <text:s/>: 30.3 is missing, while collection of RWS has i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ttps://objects.library.uu.nl/fcgi-bin/iipsrv.fcgi?IIIF=/manifestation/viewer/85/81/63/85816378751956814850179558465495282567.jp2/info.json</text:p>
          </table:table-cell>
          <table:table-cell office:value-type="float" office:value="8265" calcext:value-type="float">
            <text:p>8265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85816378751956814850179558465495282567.jp2</text:p>
          </table:table-cell>
          <table:table-cell table:number-columns-repeated="100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M.MICROSOFT.CONCAT([.C76];&quot;.&quot;;[.D76])" office:value-type="string" office:string-value="31.1" calcext:value-type="string">
            <text:p>31.1</text:p>
          </table:table-cell>
          <table:table-cell office:value-type="string" calcext:value-type="string">
            <text:p>Utrecht We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https://objects.library.uu.nl/fcgi-bin/iipsrv.fcgi?IIIF=/manifestation/viewer/21/35/36/21353697863825971019452518484013846741.jp2/info.json</text:p>
          </table:table-cell>
          <table:table-cell office:value-type="float" office:value="8254" calcext:value-type="float">
            <text:p>8254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21353697863825971019452518484013846741.jp2</text:p>
          </table:table-cell>
          <table:table-cell table:number-columns-repeated="100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COM.MICROSOFT.CONCAT([.C77];&quot;.&quot;;[.D77])" office:value-type="string" office:string-value="31.2" calcext:value-type="string">
            <text:p>31.2</text:p>
          </table:table-cell>
          <table:table-cell office:value-type="string" calcext:value-type="string">
            <text:p>Utrecht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https://objects.library.uu.nl/fcgi-bin/iipsrv.fcgi?IIIF=/manifestation/viewer/75/60/21/75602152595190409140592976221025011769.jp2/info.json</text:p>
          </table:table-cell>
          <table:table-cell office:value-type="float" office:value="8265" calcext:value-type="float">
            <text:p>8265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75602152595190409140592976221025011769.jp2</text:p>
          </table:table-cell>
          <table:table-cell table:number-columns-repeated="100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3" table:formula="of:=COM.MICROSOFT.CONCAT([.C78];&quot;.&quot;;[.D78])" office:value-type="string" office:string-value="31.4" calcext:value-type="string">
            <text:p>31.4</text:p>
          </table:table-cell>
          <table:table-cell office:value-type="string" calcext:value-type="string">
            <text:p>Utrecht</text:p>
          </table:table-cell>
          <table:table-cell table:style-name="ce4" office:value-type="string" calcext:value-type="string">
            <text:p>Page 77 in the manifest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tps://objects.library.uu.nl/fcgi-bin/iipsrv.fcgi?IIIF=/manifestation/viewer/13/70/47/13704700462753733188221990821986127925.jp2/info.json</text:p>
          </table:table-cell>
          <table:table-cell office:value-type="float" office:value="8333" calcext:value-type="float">
            <text:p>8333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13704700462753733188221990821986127925.jp2</text:p>
          </table:table-cell>
          <table:table-cell table:number-columns-repeated="100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M.MICROSOFT.CONCAT([.C79];&quot;.&quot;;[.D79])" office:value-type="string" office:string-value="32.1" calcext:value-type="string">
            <text:p>32.1</text:p>
          </table:table-cell>
          <table:table-cell office:value-type="string" calcext:value-type="string">
            <text:p>Amersfoort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https://objects.library.uu.nl/fcgi-bin/iipsrv.fcgi?IIIF=/manifestation/viewer/93/89/23/93892391393499498844552565317490458141.jp2/info.json</text:p>
          </table:table-cell>
          <table:table-cell office:value-type="float" office:value="8282" calcext:value-type="float">
            <text:p>8282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93892391393499498844552565317490458141.jp2</text:p>
          </table:table-cell>
          <table:table-cell table:number-columns-repeated="100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COM.MICROSOFT.CONCAT([.C80];&quot;.&quot;;[.D80])" office:value-type="string" office:string-value="32.2" calcext:value-type="string">
            <text:p>32.2</text:p>
          </table:table-cell>
          <table:table-cell office:value-type="string" calcext:value-type="string">
            <text:p>Amersfoort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ttps://objects.library.uu.nl/fcgi-bin/iipsrv.fcgi?IIIF=/manifestation/viewer/74/11/48/7411482173349261655875382320764226548.jp2/info.json</text:p>
          </table:table-cell>
          <table:table-cell office:value-type="float" office:value="8192" calcext:value-type="float">
            <text:p>8192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7411482173349261655875382320764226548.jp2</text:p>
          </table:table-cell>
          <table:table-cell table:number-columns-repeated="100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COM.MICROSOFT.CONCAT([.C81];&quot;.&quot;;[.D81])" office:value-type="string" office:string-value="32.3" calcext:value-type="string">
            <text:p>32.3</text:p>
          </table:table-cell>
          <table:table-cell office:value-type="string" calcext:value-type="string">
            <text:p>Amersfoor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https://objects.library.uu.nl/fcgi-bin/iipsrv.fcgi?IIIF=/manifestation/viewer/79/21/94/79219427850311188236855368812913118077.jp2/info.json</text:p>
          </table:table-cell>
          <table:table-cell office:value-type="float" office:value="8235" calcext:value-type="float">
            <text:p>8235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79219427850311188236855368812913118077.jp2</text:p>
          </table:table-cell>
          <table:table-cell table:number-columns-repeated="100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COM.MICROSOFT.CONCAT([.C82];&quot;.&quot;;[.D82])" office:value-type="string" office:string-value="32.4" calcext:value-type="string">
            <text:p>32.4</text:p>
          </table:table-cell>
          <table:table-cell office:value-type="string" calcext:value-type="string">
            <text:p>Amersfoor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https://objects.library.uu.nl/fcgi-bin/iipsrv.fcgi?IIIF=/manifestation/viewer/14/51/62/145162454046258506015713353801639592399.jp2/info.json</text:p>
          </table:table-cell>
          <table:table-cell office:value-type="float" office:value="8201" calcext:value-type="float">
            <text:p>8201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145162454046258506015713353801639592399.jp2</text:p>
          </table:table-cell>
          <table:table-cell table:number-columns-repeated="100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COM.MICROSOFT.CONCAT([.C83];&quot;.&quot;;[.D83])" office:value-type="string" office:string-value="33.1" calcext:value-type="string">
            <text:p>33.1</text:p>
          </table:table-cell>
          <table:table-cell office:value-type="string" calcext:value-type="string">
            <text:p>Zutphen Wes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https://objects.library.uu.nl/fcgi-bin/iipsrv.fcgi?IIIF=/manifestation/viewer/47/84/06/47840605007242941296231679750377902548.jp2/info.json</text:p>
          </table:table-cell>
          <table:table-cell office:value-type="float" office:value="8200" calcext:value-type="float">
            <text:p>8200</text:p>
          </table:table-cell>
          <table:table-cell office:value-type="float" office:value="6586" calcext:value-type="float">
            <text:p>6586</text:p>
          </table:table-cell>
          <table:table-cell office:value-type="string" calcext:value-type="string">
            <text:p>47840605007242941296231679750377902548.jp2</text:p>
          </table:table-cell>
          <table:table-cell table:number-columns-repeated="100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COM.MICROSOFT.CONCAT([.C84];&quot;.&quot;;[.D84])" office:value-type="string" office:string-value="33.2" calcext:value-type="string">
            <text:p>33.2</text:p>
          </table:table-cell>
          <table:table-cell office:value-type="string" calcext:value-type="string">
            <text:p>Zutphen Oost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https://objects.library.uu.nl/fcgi-bin/iipsrv.fcgi?IIIF=/manifestation/viewer/11/07/55/11075580868259648805696767124022460288.jp2/info.json</text:p>
          </table:table-cell>
          <table:table-cell office:value-type="float" office:value="8193" calcext:value-type="float">
            <text:p>8193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11075580868259648805696767124022460288.jp2</text:p>
          </table:table-cell>
          <table:table-cell table:number-columns-repeated="100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2" calcext:value-type="float">
            <text:p>-2</text:p>
          </table:table-cell>
          <table:table-cell table:formula="of:=COM.MICROSOFT.CONCAT([.C85];&quot;.&quot;;[.D85])" office:value-type="string" office:string-value="33.-2" calcext:value-type="string">
            <text:p>33.-2</text:p>
          </table:table-cell>
          <table:table-cell office:value-type="string" calcext:value-type="string">
            <text:p>Zutphen Oost Achterzijde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https://objects.library.uu.nl/fcgi-bin/iipsrv.fcgi?IIIF=/manifestation/viewer/11/33/58/113358668864348046497528202623860168319.jp2/info.json</text:p>
          </table:table-cell>
          <table:table-cell office:value-type="float" office:value="8192" calcext:value-type="float">
            <text:p>8192</text:p>
          </table:table-cell>
          <table:table-cell office:value-type="float" office:value="6558" calcext:value-type="float">
            <text:p>6558</text:p>
          </table:table-cell>
          <table:table-cell office:value-type="string" calcext:value-type="string">
            <text:p>113358668864348046497528202623860168319.jp2</text:p>
          </table:table-cell>
          <table:table-cell table:number-columns-repeated="100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M.MICROSOFT.CONCAT([.C86];&quot;.&quot;;[.D86])" office:value-type="string" office:string-value="34.1" calcext:value-type="string">
            <text:p>34.1</text:p>
          </table:table-cell>
          <table:table-cell office:value-type="string" calcext:value-type="string">
            <text:p>Groenlo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ttps://objects.library.uu.nl/fcgi-bin/iipsrv.fcgi?IIIF=/manifestation/viewer/61/28/24/61282411493819931948269014958920343812.jp2/info.json</text:p>
          </table:table-cell>
          <table:table-cell office:value-type="float" office:value="8216" calcext:value-type="float">
            <text:p>8216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61282411493819931948269014958920343812.jp2</text:p>
          </table:table-cell>
          <table:table-cell table:number-columns-repeated="100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COM.MICROSOFT.CONCAT([.C87];&quot;.&quot;;[.D87])" office:value-type="string" office:string-value="34.2" calcext:value-type="string">
            <text:p>34.2</text:p>
          </table:table-cell>
          <table:table-cell office:value-type="string" calcext:value-type="string">
            <text:p>Groenlo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https://objects.library.uu.nl/fcgi-bin/iipsrv.fcgi?IIIF=/manifestation/viewer/16/40/79/164079710039749327635949997318147461970.jp2/info.json</text:p>
          </table:table-cell>
          <table:table-cell office:value-type="float" office:value="8155" calcext:value-type="float">
            <text:p>8155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164079710039749327635949997318147461970.jp2</text:p>
          </table:table-cell>
          <table:table-cell table:number-columns-repeated="100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COM.MICROSOFT.CONCAT([.C88];&quot;.&quot;;[.D88])" office:value-type="string" office:string-value="34.3" calcext:value-type="string">
            <text:p>34.3</text:p>
          </table:table-cell>
          <table:table-cell office:value-type="string" calcext:value-type="string">
            <text:p>Groenlo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https://objects.library.uu.nl/fcgi-bin/iipsrv.fcgi?IIIF=/manifestation/viewer/41/26/92/41269203774360017553909061296559219633.jp2/info.json</text:p>
          </table:table-cell>
          <table:table-cell office:value-type="float" office:value="8204" calcext:value-type="float">
            <text:p>8204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41269203774360017553909061296559219633.jp2</text:p>
          </table:table-cell>
          <table:table-cell table:number-columns-repeated="100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COM.MICROSOFT.CONCAT([.C89];&quot;.&quot;;[.D89])" office:value-type="string" office:string-value="34.4" calcext:value-type="string">
            <text:p>34.4</text:p>
          </table:table-cell>
          <table:table-cell office:value-type="string" calcext:value-type="string">
            <text:p>Groenlo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https://objects.library.uu.nl/fcgi-bin/iipsrv.fcgi?IIIF=/manifestation/viewer/84/03/02/84030221780843372358169924904304964779.jp2/info.json</text:p>
          </table:table-cell>
          <table:table-cell office:value-type="float" office:value="8164" calcext:value-type="float">
            <text:p>8164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84030221780843372358169924904304964779.jp2</text:p>
          </table:table-cell>
          <table:table-cell table:number-columns-repeated="100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COM.MICROSOFT.CONCAT([.C90];&quot;.&quot;;[.D90])" office:value-type="string" office:string-value="36.1" calcext:value-type="string">
            <text:p>36.1</text:p>
          </table:table-cell>
          <table:table-cell office:value-type="string" calcext:value-type="string">
            <text:p>Goedereede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ttps://objects.library.uu.nl/fcgi-bin/iipsrv.fcgi?IIIF=/manifestation/viewer/28/47/68/28476824393960586769758391494502428684.jp2/info.json</text:p>
          </table:table-cell>
          <table:table-cell office:value-type="float" office:value="8193" calcext:value-type="float">
            <text:p>8193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28476824393960586769758391494502428684.jp2</text:p>
          </table:table-cell>
          <table:table-cell table:number-columns-repeated="100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M.MICROSOFT.CONCAT([.C91];&quot;.&quot;;[.D91])" office:value-type="string" office:string-value="37.1" calcext:value-type="string">
            <text:p>37.1</text:p>
          </table:table-cell>
          <table:table-cell office:value-type="string" calcext:value-type="string">
            <text:p>Rotterdam Wes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https://objects.library.uu.nl/fcgi-bin/iipsrv.fcgi?IIIF=/manifestation/viewer/14/25/51/142551739996810214201849791830339463679.jp2/info.json</text:p>
          </table:table-cell>
          <table:table-cell office:value-type="float" office:value="8221" calcext:value-type="float">
            <text:p>8221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142551739996810214201849791830339463679.jp2</text:p>
          </table:table-cell>
          <table:table-cell table:number-columns-repeated="100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COM.MICROSOFT.CONCAT([.C92];&quot;.&quot;;[.D92])" office:value-type="string" office:string-value="37.2" calcext:value-type="string">
            <text:p>37.2</text:p>
          </table:table-cell>
          <table:table-cell office:value-type="string" calcext:value-type="string">
            <text:p>Rotterdam Oost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https://objects.library.uu.nl/fcgi-bin/iipsrv.fcgi?IIIF=/manifestation/viewer/14/34/31/143431503239196470699119787459282826544.jp2/info.json</text:p>
          </table:table-cell>
          <table:table-cell office:value-type="float" office:value="8231" calcext:value-type="float">
            <text:p>8231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143431503239196470699119787459282826544.jp2</text:p>
          </table:table-cell>
          <table:table-cell table:number-columns-repeated="100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COM.MICROSOFT.CONCAT([.C93];&quot;.&quot;;[.D93])" office:value-type="string" office:string-value="38.1" calcext:value-type="string">
            <text:p>38.1</text:p>
          </table:table-cell>
          <table:table-cell office:value-type="string" calcext:value-type="string">
            <text:p>Gorinche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https://objects.library.uu.nl/fcgi-bin/iipsrv.fcgi?IIIF=/manifestation/viewer/14/09/07/140907507430263405012449251137688846806.jp2/info.json</text:p>
          </table:table-cell>
          <table:table-cell office:value-type="float" office:value="8275" calcext:value-type="float">
            <text:p>8275</text:p>
          </table:table-cell>
          <table:table-cell office:value-type="float" office:value="6573" calcext:value-type="float">
            <text:p>6573</text:p>
          </table:table-cell>
          <table:table-cell office:value-type="string" calcext:value-type="string">
            <text:p>140907507430263405012449251137688846806.jp2</text:p>
          </table:table-cell>
          <table:table-cell table:number-columns-repeated="100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table:formula="of:=COM.MICROSOFT.CONCAT([.C94];&quot;.&quot;;[.D94])" office:value-type="string" office:string-value="38.-1" calcext:value-type="string">
            <text:p>38.-1</text:p>
          </table:table-cell>
          <table:table-cell office:value-type="string" calcext:value-type="string">
            <text:p>Gorinchem Achterzijd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https://objects.library.uu.nl/fcgi-bin/iipsrv.fcgi?IIIF=/manifestation/viewer/84/45/92/84459251151150702113655970175542543582.jp2/info.json</text:p>
          </table:table-cell>
          <table:table-cell office:value-type="float" office:value="8259" calcext:value-type="float">
            <text:p>825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84459251151150702113655970175542543582.jp2</text:p>
          </table:table-cell>
          <table:table-cell table:number-columns-repeated="100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M.MICROSOFT.CONCAT([.C95];&quot;.&quot;;[.D95])" office:value-type="string" office:string-value="38.2" calcext:value-type="string">
            <text:p>38.2</text:p>
          </table:table-cell>
          <table:table-cell office:value-type="string" calcext:value-type="string">
            <text:p>Gorinchem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https://objects.library.uu.nl/fcgi-bin/iipsrv.fcgi?IIIF=/manifestation/viewer/10/18/28/101828485624821451737129335545738705962.jp2/info.json</text:p>
          </table:table-cell>
          <table:table-cell office:value-type="float" office:value="8256" calcext:value-type="float">
            <text:p>8256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101828485624821451737129335545738705962.jp2</text:p>
          </table:table-cell>
          <table:table-cell table:number-columns-repeated="100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table:formula="of:=COM.MICROSOFT.CONCAT([.C96];&quot;.&quot;;[.D96])" office:value-type="string" office:string-value="38.-2" calcext:value-type="string">
            <text:p>38.-2</text:p>
          </table:table-cell>
          <table:table-cell office:value-type="string" calcext:value-type="string">
            <text:p>Gorinchem Achterzijde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https://objects.library.uu.nl/fcgi-bin/iipsrv.fcgi?IIIF=/manifestation/viewer/36/51/70/36517082919046751979492730690033513802.jp2/info.json</text:p>
          </table:table-cell>
          <table:table-cell office:value-type="float" office:value="8256" calcext:value-type="float">
            <text:p>8256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36517082919046751979492730690033513802.jp2</text:p>
          </table:table-cell>
          <table:table-cell table:number-columns-repeated="100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COM.MICROSOFT.CONCAT([.C97];&quot;.&quot;;[.D97])" office:value-type="string" office:string-value="38.3" calcext:value-type="string">
            <text:p>38.3</text:p>
          </table:table-cell>
          <table:table-cell office:value-type="string" calcext:value-type="string">
            <text:p>Gorinchem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https://objects.library.uu.nl/fcgi-bin/iipsrv.fcgi?IIIF=/manifestation/viewer/88/97/31/8897315626235593377588692531976798770.jp2/info.json</text:p>
          </table:table-cell>
          <table:table-cell office:value-type="float" office:value="8060" calcext:value-type="float">
            <text:p>8060</text:p>
          </table:table-cell>
          <table:table-cell office:value-type="float" office:value="6484" calcext:value-type="float">
            <text:p>6484</text:p>
          </table:table-cell>
          <table:table-cell office:value-type="string" calcext:value-type="string">
            <text:p>8897315626235593377588692531976798770.jp2</text:p>
          </table:table-cell>
          <table:table-cell table:number-columns-repeated="100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COM.MICROSOFT.CONCAT([.C98];&quot;.&quot;;[.D98])" office:value-type="string" office:string-value="38.4" calcext:value-type="string">
            <text:p>38.4</text:p>
          </table:table-cell>
          <table:table-cell office:value-type="string" calcext:value-type="string">
            <text:p>Gorinchem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https://objects.library.uu.nl/fcgi-bin/iipsrv.fcgi?IIIF=/manifestation/viewer/15/21/35/152135018210363810361648368243179011203.jp2/info.json</text:p>
          </table:table-cell>
          <table:table-cell office:value-type="float" office:value="8264" calcext:value-type="float">
            <text:p>8264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152135018210363810361648368243179011203.jp2</text:p>
          </table:table-cell>
          <table:table-cell table:number-columns-repeated="100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COM.MICROSOFT.CONCAT([.C99];&quot;.&quot;;[.D99])" office:value-type="string" office:string-value="39.1" calcext:value-type="string">
            <text:p>39.1</text:p>
          </table:table-cell>
          <table:table-cell office:value-type="string" calcext:value-type="string">
            <text:p>Rhenen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https://objects.library.uu.nl/fcgi-bin/iipsrv.fcgi?IIIF=/manifestation/viewer/95/46/91/9546910846750882182614743998566285538.jp2/info.json</text:p>
          </table:table-cell>
          <table:table-cell office:value-type="float" office:value="8213" calcext:value-type="float">
            <text:p>8213</text:p>
          </table:table-cell>
          <table:table-cell office:value-type="float" office:value="6559" calcext:value-type="float">
            <text:p>6559</text:p>
          </table:table-cell>
          <table:table-cell office:value-type="string" calcext:value-type="string">
            <text:p>9546910846750882182614743998566285538.jp2</text:p>
          </table:table-cell>
          <table:table-cell table:number-columns-repeated="100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COM.MICROSOFT.CONCAT([.C100];&quot;.&quot;;[.D100])" office:value-type="string" office:string-value="39.2" calcext:value-type="string">
            <text:p>39.2</text:p>
          </table:table-cell>
          <table:table-cell office:value-type="string" calcext:value-type="string">
            <text:p>Rhenen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https://objects.library.uu.nl/fcgi-bin/iipsrv.fcgi?IIIF=/manifestation/viewer/16/37/75/163775399266083200832846434599059286920.jp2/info.json</text:p>
          </table:table-cell>
          <table:table-cell office:value-type="float" office:value="8233" calcext:value-type="float">
            <text:p>8233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163775399266083200832846434599059286920.jp2</text:p>
          </table:table-cell>
          <table:table-cell table:number-columns-repeated="100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COM.MICROSOFT.CONCAT([.C101];&quot;.&quot;;[.D101])" office:value-type="string" office:string-value="39.3" calcext:value-type="string">
            <text:p>39.3</text:p>
          </table:table-cell>
          <table:table-cell office:value-type="string" calcext:value-type="string">
            <text:p>Rhen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ttps://objects.library.uu.nl/fcgi-bin/iipsrv.fcgi?IIIF=/manifestation/viewer/11/03/90/110390499671815276365531028062313444744.jp2/info.json</text:p>
          </table:table-cell>
          <table:table-cell office:value-type="float" office:value="8233" calcext:value-type="float">
            <text:p>8233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110390499671815276365531028062313444744.jp2</text:p>
          </table:table-cell>
          <table:table-cell table:number-columns-repeated="100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COM.MICROSOFT.CONCAT([.C102];&quot;.&quot;;[.D102])" office:value-type="string" office:string-value="39.4" calcext:value-type="string">
            <text:p>39.4</text:p>
          </table:table-cell>
          <table:table-cell office:value-type="string" calcext:value-type="string">
            <text:p>Rhenen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https://objects.library.uu.nl/fcgi-bin/iipsrv.fcgi?IIIF=/manifestation/viewer/84/40/04/84400464809726311480424091901167057865.jp2/info.json</text:p>
          </table:table-cell>
          <table:table-cell office:value-type="float" office:value="8231" calcext:value-type="float">
            <text:p>8231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84400464809726311480424091901167057865.jp2</text:p>
          </table:table-cell>
          <table:table-cell table:number-columns-repeated="100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COM.MICROSOFT.CONCAT([.C103];&quot;.&quot;;[.D103])" office:value-type="string" office:string-value="40.1" calcext:value-type="string">
            <text:p>40.1</text:p>
          </table:table-cell>
          <table:table-cell office:value-type="string" calcext:value-type="string">
            <text:p>Arnhem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ttps://objects.library.uu.nl/fcgi-bin/iipsrv.fcgi?IIIF=/manifestation/viewer/10/29/37/102937356082963042313918210582156685825.jp2/info.json</text:p>
          </table:table-cell>
          <table:table-cell office:value-type="float" office:value="8205" calcext:value-type="float">
            <text:p>8205</text:p>
          </table:table-cell>
          <table:table-cell office:value-type="float" office:value="6558" calcext:value-type="float">
            <text:p>6558</text:p>
          </table:table-cell>
          <table:table-cell office:value-type="string" calcext:value-type="string">
            <text:p>102937356082963042313918210582156685825.jp2</text:p>
          </table:table-cell>
          <table:table-cell table:number-columns-repeated="100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COM.MICROSOFT.CONCAT([.C104];&quot;.&quot;;[.D104])" office:value-type="string" office:string-value="40.2" calcext:value-type="string">
            <text:p>40.2</text:p>
          </table:table-cell>
          <table:table-cell office:value-type="string" calcext:value-type="string">
            <text:p>Arnhem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https://objects.library.uu.nl/fcgi-bin/iipsrv.fcgi?IIIF=/manifestation/viewer/11/61/88/116188864637076533842074743605377967256.jp2/info.json</text:p>
          </table:table-cell>
          <table:table-cell office:value-type="float" office:value="8222" calcext:value-type="float">
            <text:p>8222</text:p>
          </table:table-cell>
          <table:table-cell office:value-type="float" office:value="6540" calcext:value-type="float">
            <text:p>6540</text:p>
          </table:table-cell>
          <table:table-cell office:value-type="string" calcext:value-type="string">
            <text:p>116188864637076533842074743605377967256.jp2</text:p>
          </table:table-cell>
          <table:table-cell table:number-columns-repeated="100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COM.MICROSOFT.CONCAT([.C105];&quot;.&quot;;[.D105])" office:value-type="string" office:string-value="40.3" calcext:value-type="string">
            <text:p>40.3</text:p>
          </table:table-cell>
          <table:table-cell office:value-type="string" calcext:value-type="string">
            <text:p>Arnhem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ttps://objects.library.uu.nl/fcgi-bin/iipsrv.fcgi?IIIF=/manifestation/viewer/11/94/15/11941502721217013649976498928979422409.jp2/info.json</text:p>
          </table:table-cell>
          <table:table-cell office:value-type="float" office:value="8212" calcext:value-type="float">
            <text:p>8212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11941502721217013649976498928979422409.jp2</text:p>
          </table:table-cell>
          <table:table-cell table:number-columns-repeated="100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COM.MICROSOFT.CONCAT([.C106];&quot;.&quot;;[.D106])" office:value-type="string" office:string-value="40.4" calcext:value-type="string">
            <text:p>40.4</text:p>
          </table:table-cell>
          <table:table-cell office:value-type="string" calcext:value-type="string">
            <text:p>Arnhem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ttps://objects.library.uu.nl/fcgi-bin/iipsrv.fcgi?IIIF=/manifestation/viewer/26/17/38/26173804301509016355378504009678055607.jp2/info.json</text:p>
          </table:table-cell>
          <table:table-cell office:value-type="float" office:value="8274" calcext:value-type="float">
            <text:p>8274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26173804301509016355378504009678055607.jp2</text:p>
          </table:table-cell>
          <table:table-cell table:number-columns-repeated="100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M.MICROSOFT.CONCAT([.C107];&quot;.&quot;;[.D107])" office:value-type="string" office:string-value="41.1" calcext:value-type="string">
            <text:p>41.1</text:p>
          </table:table-cell>
          <table:table-cell office:value-type="string" calcext:value-type="string">
            <text:p>Aalten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ttps://objects.library.uu.nl/fcgi-bin/iipsrv.fcgi?IIIF=/manifestation/viewer/15/67/98/156798607489460158973831584000664613056.jp2/info.json</text:p>
          </table:table-cell>
          <table:table-cell office:value-type="float" office:value="8206" calcext:value-type="float">
            <text:p>8206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156798607489460158973831584000664613056.jp2</text:p>
          </table:table-cell>
          <table:table-cell table:number-columns-repeated="100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COM.MICROSOFT.CONCAT([.C108];&quot;.&quot;;[.D108])" office:value-type="string" office:string-value="41.2" calcext:value-type="string">
            <text:p>41.2</text:p>
          </table:table-cell>
          <table:table-cell office:value-type="string" calcext:value-type="string">
            <text:p>Aalten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ttps://objects.library.uu.nl/fcgi-bin/iipsrv.fcgi?IIIF=/manifestation/viewer/77/71/26/77712633816950504473902879994322969321.jp2/info.json</text:p>
          </table:table-cell>
          <table:table-cell office:value-type="float" office:value="8185" calcext:value-type="float">
            <text:p>8185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77712633816950504473902879994322969321.jp2</text:p>
          </table:table-cell>
          <table:table-cell table:number-columns-repeated="100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COM.MICROSOFT.CONCAT([.C109];&quot;.&quot;;[.D109])" office:value-type="string" office:string-value="41.3" calcext:value-type="string">
            <text:p>41.3</text:p>
          </table:table-cell>
          <table:table-cell office:value-type="string" calcext:value-type="string">
            <text:p>Aalten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ttps://objects.library.uu.nl/fcgi-bin/iipsrv.fcgi?IIIF=/manifestation/viewer/11/30/70/113070674042379962546655947588124656316.jp2/info.json</text:p>
          </table:table-cell>
          <table:table-cell office:value-type="float" office:value="8274" calcext:value-type="float">
            <text:p>8274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113070674042379962546655947588124656316.jp2</text:p>
          </table:table-cell>
          <table:table-cell table:number-columns-repeated="100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COM.MICROSOFT.CONCAT([.C110];&quot;.&quot;;[.D110])" office:value-type="string" office:string-value="42.1" calcext:value-type="string">
            <text:p>42.1</text:p>
          </table:table-cell>
          <table:table-cell office:value-type="string" calcext:value-type="string">
            <text:p>Zierikzee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https://objects.library.uu.nl/fcgi-bin/iipsrv.fcgi?IIIF=/manifestation/viewer/10/15/53/101553466963639084173564237323454561629.jp2/info.json</text:p>
          </table:table-cell>
          <table:table-cell office:value-type="float" office:value="8278" calcext:value-type="float">
            <text:p>8278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101553466963639084173564237323454561629.jp2</text:p>
          </table:table-cell>
          <table:table-cell table:number-columns-repeated="100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M.MICROSOFT.CONCAT([.C111];&quot;.&quot;;[.D111])" office:value-type="string" office:string-value="42.2" calcext:value-type="string">
            <text:p>42.2</text:p>
          </table:table-cell>
          <table:table-cell office:value-type="string" calcext:value-type="string">
            <text:p>Zierikze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https://objects.library.uu.nl/fcgi-bin/iipsrv.fcgi?IIIF=/manifestation/viewer/44/09/57/4409577175662844984079331840747687503.jp2/info.json</text:p>
          </table:table-cell>
          <table:table-cell office:value-type="float" office:value="8312" calcext:value-type="float">
            <text:p>8312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4409577175662844984079331840747687503.jp2</text:p>
          </table:table-cell>
          <table:table-cell table:number-columns-repeated="100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M.MICROSOFT.CONCAT([.C112];&quot;.&quot;;[.D112])" office:value-type="string" office:string-value="43.1" calcext:value-type="string">
            <text:p>43.1</text:p>
          </table:table-cell>
          <table:table-cell office:value-type="string" calcext:value-type="string">
            <text:p>Willemstad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https://objects.library.uu.nl/fcgi-bin/iipsrv.fcgi?IIIF=/manifestation/viewer/63/89/16/63891692316773037580694571747644832031.jp2/info.json</text:p>
          </table:table-cell>
          <table:table-cell office:value-type="float" office:value="8257" calcext:value-type="float">
            <text:p>8257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63891692316773037580694571747644832031.jp2</text:p>
          </table:table-cell>
          <table:table-cell table:number-columns-repeated="100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COM.MICROSOFT.CONCAT([.C113];&quot;.&quot;;[.D113])" office:value-type="string" office:string-value="43.2" calcext:value-type="string">
            <text:p>43.2</text:p>
          </table:table-cell>
          <table:table-cell office:value-type="string" calcext:value-type="string">
            <text:p>Willemstad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https://objects.library.uu.nl/fcgi-bin/iipsrv.fcgi?IIIF=/manifestation/viewer/14/11/90/141190366024327943181482880651595560153.jp2/info.json</text:p>
          </table:table-cell>
          <table:table-cell office:value-type="float" office:value="8160" calcext:value-type="float">
            <text:p>8160</text:p>
          </table:table-cell>
          <table:table-cell office:value-type="float" office:value="6621" calcext:value-type="float">
            <text:p>6621</text:p>
          </table:table-cell>
          <table:table-cell office:value-type="string" calcext:value-type="string">
            <text:p>141190366024327943181482880651595560153.jp2</text:p>
          </table:table-cell>
          <table:table-cell table:number-columns-repeated="100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COM.MICROSOFT.CONCAT([.C114];&quot;.&quot;;[.D114])" office:value-type="string" office:string-value="43.3" calcext:value-type="string">
            <text:p>43.3</text:p>
          </table:table-cell>
          <table:table-cell office:value-type="string" calcext:value-type="string">
            <text:p>Willemsta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ttps://objects.library.uu.nl/fcgi-bin/iipsrv.fcgi?IIIF=/manifestation/viewer/79/72/36/79723641981881970003373263927596940886.jp2/info.json</text:p>
          </table:table-cell>
          <table:table-cell office:value-type="float" office:value="8265" calcext:value-type="float">
            <text:p>8265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79723641981881970003373263927596940886.jp2</text:p>
          </table:table-cell>
          <table:table-cell table:number-columns-repeated="100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COM.MICROSOFT.CONCAT([.C115];&quot;.&quot;;[.D115])" office:value-type="string" office:string-value="43.4" calcext:value-type="string">
            <text:p>43.4</text:p>
          </table:table-cell>
          <table:table-cell office:value-type="string" calcext:value-type="string">
            <text:p>Willemstad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https://objects.library.uu.nl/fcgi-bin/iipsrv.fcgi?IIIF=/manifestation/viewer/13/18/43/131843887995602481538491137510624136528.jp2/info.json</text:p>
          </table:table-cell>
          <table:table-cell office:value-type="float" office:value="8282" calcext:value-type="float">
            <text:p>8282</text:p>
          </table:table-cell>
          <table:table-cell office:value-type="float" office:value="6607" calcext:value-type="float">
            <text:p>6607</text:p>
          </table:table-cell>
          <table:table-cell office:value-type="string" calcext:value-type="string">
            <text:p>131843887995602481538491137510624136528.jp2</text:p>
          </table:table-cell>
          <table:table-cell table:number-columns-repeated="100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table:formula="of:=COM.MICROSOFT.CONCAT([.C116];&quot;.&quot;;[.D116])" office:value-type="string" office:string-value="43.-4" calcext:value-type="string">
            <text:p>43.-4</text:p>
          </table:table-cell>
          <table:table-cell office:value-type="string" calcext:value-type="string">
            <text:p>Randschrift Geertruidenberg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https://objects.library.uu.nl/fcgi-bin/iipsrv.fcgi?IIIF=/manifestation/viewer/22/06/14/22061447239963300724087873929201633430.jp2/info.json</text:p>
          </table:table-cell>
          <table:table-cell office:value-type="float" office:value="4194" calcext:value-type="float">
            <text:p>4194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22061447239963300724087873929201633430.jp2</text:p>
          </table:table-cell>
          <table:table-cell table:number-columns-repeated="100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COM.MICROSOFT.CONCAT([.C117];&quot;.&quot;;[.D117])" office:value-type="string" office:string-value="44.1" calcext:value-type="string">
            <text:p>44.1</text:p>
          </table:table-cell>
          <table:table-cell office:value-type="string" calcext:value-type="string">
            <text:p>Geertruidenberg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https://objects.library.uu.nl/fcgi-bin/iipsrv.fcgi?IIIF=/manifestation/viewer/39/82/34/39823442889431705269013545981495114464.jp2/info.json</text:p>
          </table:table-cell>
          <table:table-cell office:value-type="float" office:value="8280" calcext:value-type="float">
            <text:p>8280</text:p>
          </table:table-cell>
          <table:table-cell office:value-type="float" office:value="6601" calcext:value-type="float">
            <text:p>6601</text:p>
          </table:table-cell>
          <table:table-cell office:value-type="string" calcext:value-type="string">
            <text:p>39823442889431705269013545981495114464.jp2</text:p>
          </table:table-cell>
          <table:table-cell table:number-columns-repeated="100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M.MICROSOFT.CONCAT([.C118];&quot;.&quot;;[.D118])" office:value-type="string" office:string-value="44.2" calcext:value-type="string">
            <text:p>44.2</text:p>
          </table:table-cell>
          <table:table-cell office:value-type="string" calcext:value-type="string">
            <text:p>Geertruidenberg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https://objects.library.uu.nl/fcgi-bin/iipsrv.fcgi?IIIF=/manifestation/viewer/15/58/31/155831454183058715861790640104772708094.jp2/info.json</text:p>
          </table:table-cell>
          <table:table-cell office:value-type="float" office:value="8194" calcext:value-type="float">
            <text:p>8194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155831454183058715861790640104772708094.jp2</text:p>
          </table:table-cell>
          <table:table-cell table:number-columns-repeated="100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COM.MICROSOFT.CONCAT([.C119];&quot;.&quot;;[.D119])" office:value-type="string" office:string-value="44.3" calcext:value-type="string">
            <text:p>44.3</text:p>
          </table:table-cell>
          <table:table-cell office:value-type="string" calcext:value-type="string">
            <text:p>Geertruidenberg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https://objects.library.uu.nl/fcgi-bin/iipsrv.fcgi?IIIF=/manifestation/viewer/15/50/14/155014490857043008545294850879540264498.jp2/info.json</text:p>
          </table:table-cell>
          <table:table-cell office:value-type="float" office:value="8308" calcext:value-type="float">
            <text:p>8308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155014490857043008545294850879540264498.jp2</text:p>
          </table:table-cell>
          <table:table-cell table:number-columns-repeated="100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COM.MICROSOFT.CONCAT([.C120];&quot;.&quot;;[.D120])" office:value-type="string" office:string-value="44.4" calcext:value-type="string">
            <text:p>44.4</text:p>
          </table:table-cell>
          <table:table-cell office:value-type="string" calcext:value-type="string">
            <text:p>Geertruidenberg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https://objects.library.uu.nl/fcgi-bin/iipsrv.fcgi?IIIF=/manifestation/viewer/26/69/15/26691504050276772413884640061032481545.jp2/info.json</text:p>
          </table:table-cell>
          <table:table-cell office:value-type="float" office:value="8304" calcext:value-type="float">
            <text:p>8304</text:p>
          </table:table-cell>
          <table:table-cell office:value-type="float" office:value="6619" calcext:value-type="float">
            <text:p>6619</text:p>
          </table:table-cell>
          <table:table-cell office:value-type="string" calcext:value-type="string">
            <text:p>26691504050276772413884640061032481545.jp2</text:p>
          </table:table-cell>
          <table:table-cell table:number-columns-repeated="100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M.MICROSOFT.CONCAT([.C121];&quot;.&quot;;[.D121])" office:value-type="string" office:string-value="45.1" calcext:value-type="string">
            <text:p>45.1</text:p>
          </table:table-cell>
          <table:table-cell office:value-type="string" calcext:value-type="string">
            <text:p>s Hertogenbosch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https://objects.library.uu.nl/fcgi-bin/iipsrv.fcgi?IIIF=/manifestation/viewer/10/15/28/101528088224067835182703352897649796755.jp2/info.json</text:p>
          </table:table-cell>
          <table:table-cell office:value-type="float" office:value="8196" calcext:value-type="float">
            <text:p>8196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101528088224067835182703352897649796755.jp2</text:p>
          </table:table-cell>
          <table:table-cell table:number-columns-repeated="100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COM.MICROSOFT.CONCAT([.C122];&quot;.&quot;;[.D122])" office:value-type="string" office:string-value="45.2" calcext:value-type="string">
            <text:p>45.2</text:p>
          </table:table-cell>
          <table:table-cell office:value-type="string" calcext:value-type="string">
            <text:p>s Hertogenbosch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https://objects.library.uu.nl/fcgi-bin/iipsrv.fcgi?IIIF=/manifestation/viewer/51/57/89/515789203815110361353772796761375504.jp2/info.json</text:p>
          </table:table-cell>
          <table:table-cell office:value-type="float" office:value="8214" calcext:value-type="float">
            <text:p>8214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515789203815110361353772796761375504.jp2</text:p>
          </table:table-cell>
          <table:table-cell table:number-columns-repeated="100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COM.MICROSOFT.CONCAT([.C123];&quot;.&quot;;[.D123])" office:value-type="string" office:string-value="45.3" calcext:value-type="string">
            <text:p>45.3</text:p>
          </table:table-cell>
          <table:table-cell office:value-type="string" calcext:value-type="string">
            <text:p>s Hertogenbosch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https://objects.library.uu.nl/fcgi-bin/iipsrv.fcgi?IIIF=/manifestation/viewer/39/27/70/39277098807185055339162026873980322474.jp2/info.json</text:p>
          </table:table-cell>
          <table:table-cell office:value-type="float" office:value="8118" calcext:value-type="float">
            <text:p>8118</text:p>
          </table:table-cell>
          <table:table-cell office:value-type="float" office:value="6548" calcext:value-type="float">
            <text:p>6548</text:p>
          </table:table-cell>
          <table:table-cell office:value-type="string" calcext:value-type="string">
            <text:p>39277098807185055339162026873980322474.jp2</text:p>
          </table:table-cell>
          <table:table-cell table:number-columns-repeated="100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COM.MICROSOFT.CONCAT([.C124];&quot;.&quot;;[.D124])" office:value-type="string" office:string-value="45.4" calcext:value-type="string">
            <text:p>45.4</text:p>
          </table:table-cell>
          <table:table-cell office:value-type="string" calcext:value-type="string">
            <text:p>s Hertogenbosch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https://objects.library.uu.nl/fcgi-bin/iipsrv.fcgi?IIIF=/manifestation/viewer/51/42/04/51420466815340413964109134382112068070.jp2/info.json</text:p>
          </table:table-cell>
          <table:table-cell office:value-type="float" office:value="8126" calcext:value-type="float">
            <text:p>8126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51420466815340413964109134382112068070.jp2</text:p>
          </table:table-cell>
          <table:table-cell table:number-columns-repeated="100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COM.MICROSOFT.CONCAT([.C125];&quot;.&quot;;[.D125])" office:value-type="string" office:string-value="46.1" calcext:value-type="string">
            <text:p>46.1</text:p>
          </table:table-cell>
          <table:table-cell office:value-type="string" calcext:value-type="string">
            <text:p>Vierlingsbeek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ttps://objects.library.uu.nl/fcgi-bin/iipsrv.fcgi?IIIF=/manifestation/viewer/15/08/22/150822022210370066757147886589354827488.jp2/info.json</text:p>
          </table:table-cell>
          <table:table-cell office:value-type="float" office:value="8218" calcext:value-type="float">
            <text:p>8218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150822022210370066757147886589354827488.jp2</text:p>
          </table:table-cell>
          <table:table-cell table:number-columns-repeated="100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M.MICROSOFT.CONCAT([.C126];&quot;.&quot;;[.D126])" office:value-type="string" office:string-value="46.2" calcext:value-type="string">
            <text:p>46.2</text:p>
          </table:table-cell>
          <table:table-cell office:value-type="string" calcext:value-type="string">
            <text:p>Vierlingsbeek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https://objects.library.uu.nl/fcgi-bin/iipsrv.fcgi?IIIF=/manifestation/viewer/12/80/17/128017205444942080775862280816830391370.jp2/info.json</text:p>
          </table:table-cell>
          <table:table-cell office:value-type="float" office:value="8249" calcext:value-type="float">
            <text:p>8249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128017205444942080775862280816830391370.jp2</text:p>
          </table:table-cell>
          <table:table-cell table:number-columns-repeated="100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COM.MICROSOFT.CONCAT([.C127];&quot;.&quot;;[.D127])" office:value-type="string" office:string-value="46.3" calcext:value-type="string">
            <text:p>46.3</text:p>
          </table:table-cell>
          <table:table-cell office:value-type="string" calcext:value-type="string">
            <text:p>Vierlingsbeek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https://objects.library.uu.nl/fcgi-bin/iipsrv.fcgi?IIIF=/manifestation/viewer/15/91/09/159109619988949519496733556619881227706.jp2/info.json</text:p>
          </table:table-cell>
          <table:table-cell office:value-type="float" office:value="8218" calcext:value-type="float">
            <text:p>8218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159109619988949519496733556619881227706.jp2</text:p>
          </table:table-cell>
          <table:table-cell table:number-columns-repeated="100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COM.MICROSOFT.CONCAT([.C128];&quot;.&quot;;[.D128])" office:value-type="string" office:string-value="48.1" calcext:value-type="string">
            <text:p>48.1</text:p>
          </table:table-cell>
          <table:table-cell office:value-type="string" calcext:value-type="string">
            <text:p>Middelburg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https://objects.library.uu.nl/fcgi-bin/iipsrv.fcgi?IIIF=/manifestation/viewer/10/77/75/107775677576478196748620727811933175069.jp2/info.json</text:p>
          </table:table-cell>
          <table:table-cell office:value-type="float" office:value="8295" calcext:value-type="float">
            <text:p>8295</text:p>
          </table:table-cell>
          <table:table-cell office:value-type="float" office:value="6617" calcext:value-type="float">
            <text:p>6617</text:p>
          </table:table-cell>
          <table:table-cell office:value-type="string" calcext:value-type="string">
            <text:p>107775677576478196748620727811933175069.jp2</text:p>
          </table:table-cell>
          <table:table-cell table:number-columns-repeated="100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M.MICROSOFT.CONCAT([.C129];&quot;.&quot;;[.D129])" office:value-type="string" office:string-value="48.2" calcext:value-type="string">
            <text:p>48.2</text:p>
          </table:table-cell>
          <table:table-cell office:value-type="string" calcext:value-type="string">
            <text:p>Middelburg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https://objects.library.uu.nl/fcgi-bin/iipsrv.fcgi?IIIF=/manifestation/viewer/10/12/51/101251985161047722581921758553192295231.jp2/info.json</text:p>
          </table:table-cell>
          <table:table-cell office:value-type="float" office:value="8277" calcext:value-type="float">
            <text:p>8277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101251985161047722581921758553192295231.jp2</text:p>
          </table:table-cell>
          <table:table-cell table:number-columns-repeated="100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COM.MICROSOFT.CONCAT([.C130];&quot;.&quot;;[.D130])" office:value-type="string" office:string-value="48.3" calcext:value-type="string">
            <text:p>48.3</text:p>
          </table:table-cell>
          <table:table-cell office:value-type="string" calcext:value-type="string">
            <text:p>Middelburg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https://objects.library.uu.nl/fcgi-bin/iipsrv.fcgi?IIIF=/manifestation/viewer/15/33/51/153351973313099462662129470956311151544.jp2/info.json</text:p>
          </table:table-cell>
          <table:table-cell office:value-type="float" office:value="8286" calcext:value-type="float">
            <text:p>8286</text:p>
          </table:table-cell>
          <table:table-cell office:value-type="float" office:value="6616" calcext:value-type="float">
            <text:p>6616</text:p>
          </table:table-cell>
          <table:table-cell office:value-type="string" calcext:value-type="string">
            <text:p>153351973313099462662129470956311151544.jp2</text:p>
          </table:table-cell>
          <table:table-cell table:number-columns-repeated="100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COM.MICROSOFT.CONCAT([.C131];&quot;.&quot;;[.D131])" office:value-type="string" office:string-value="48.4" calcext:value-type="string">
            <text:p>48.4</text:p>
          </table:table-cell>
          <table:table-cell office:value-type="string" calcext:value-type="string">
            <text:p>Middelburg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https://objects.library.uu.nl/fcgi-bin/iipsrv.fcgi?IIIF=/manifestation/viewer/66/84/10/66841027409163528623912630300672889798.jp2/info.json</text:p>
          </table:table-cell>
          <table:table-cell office:value-type="float" office:value="8276" calcext:value-type="float">
            <text:p>8276</text:p>
          </table:table-cell>
          <table:table-cell office:value-type="float" office:value="6616" calcext:value-type="float">
            <text:p>6616</text:p>
          </table:table-cell>
          <table:table-cell office:value-type="string" calcext:value-type="string">
            <text:p>66841027409163528623912630300672889798.jp2</text:p>
          </table:table-cell>
          <table:table-cell table:number-columns-repeated="100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M.MICROSOFT.CONCAT([.C132];&quot;.&quot;;[.D132])" office:value-type="string" office:string-value="49.1" calcext:value-type="string">
            <text:p>49.1</text:p>
          </table:table-cell>
          <table:table-cell office:value-type="string" calcext:value-type="string">
            <text:p>Bergen op Zoom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https://objects.library.uu.nl/fcgi-bin/iipsrv.fcgi?IIIF=/manifestation/viewer/16/72/23/167223681731158940029552635466866210467.jp2/info.json</text:p>
          </table:table-cell>
          <table:table-cell office:value-type="float" office:value="8267" calcext:value-type="float">
            <text:p>8267</text:p>
          </table:table-cell>
          <table:table-cell office:value-type="float" office:value="6616" calcext:value-type="float">
            <text:p>6616</text:p>
          </table:table-cell>
          <table:table-cell office:value-type="string" calcext:value-type="string">
            <text:p>167223681731158940029552635466866210467.jp2</text:p>
          </table:table-cell>
          <table:table-cell table:number-columns-repeated="100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COM.MICROSOFT.CONCAT([.C133];&quot;.&quot;;[.D133])" office:value-type="string" office:string-value="49.2" calcext:value-type="string">
            <text:p>49.2</text:p>
          </table:table-cell>
          <table:table-cell office:value-type="string" calcext:value-type="string">
            <text:p>Bergen op Zoom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https://objects.library.uu.nl/fcgi-bin/iipsrv.fcgi?IIIF=/manifestation/viewer/68/94/24/68942469191950296007514012233844650239.jp2/info.json</text:p>
          </table:table-cell>
          <table:table-cell office:value-type="float" office:value="8162" calcext:value-type="float">
            <text:p>8162</text:p>
          </table:table-cell>
          <table:table-cell office:value-type="float" office:value="6548" calcext:value-type="float">
            <text:p>6548</text:p>
          </table:table-cell>
          <table:table-cell office:value-type="string" calcext:value-type="string">
            <text:p>68942469191950296007514012233844650239.jp2</text:p>
          </table:table-cell>
          <table:table-cell table:number-columns-repeated="100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COM.MICROSOFT.CONCAT([.C134];&quot;.&quot;;[.D134])" office:value-type="string" office:string-value="49.3" calcext:value-type="string">
            <text:p>49.3</text:p>
          </table:table-cell>
          <table:table-cell office:value-type="string" calcext:value-type="string">
            <text:p>Bergen op Zoom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ttps://objects.library.uu.nl/fcgi-bin/iipsrv.fcgi?IIIF=/manifestation/viewer/75/15/46/75154683336857825594585100929656240031.jp2/info.json</text:p>
          </table:table-cell>
          <table:table-cell office:value-type="float" office:value="8288" calcext:value-type="float">
            <text:p>8288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75154683336857825594585100929656240031.jp2</text:p>
          </table:table-cell>
          <table:table-cell table:number-columns-repeated="100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COM.MICROSOFT.CONCAT([.C135];&quot;.&quot;;[.D135])" office:value-type="string" office:string-value="49.4" calcext:value-type="string">
            <text:p>49.4</text:p>
          </table:table-cell>
          <table:table-cell office:value-type="string" calcext:value-type="string">
            <text:p>Bergen op Zoom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https://objects.library.uu.nl/fcgi-bin/iipsrv.fcgi?IIIF=/manifestation/viewer/92/94/43/9294439631230813384259263534815708280.jp2/info.json</text:p>
          </table:table-cell>
          <table:table-cell office:value-type="float" office:value="8178" calcext:value-type="float">
            <text:p>8178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9294439631230813384259263534815708280.jp2</text:p>
          </table:table-cell>
          <table:table-cell table:number-columns-repeated="100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COM.MICROSOFT.CONCAT([.C136];&quot;.&quot;;[.D136])" office:value-type="string" office:string-value="50.1" calcext:value-type="string">
            <text:p>50.1</text:p>
          </table:table-cell>
          <table:table-cell office:value-type="string" calcext:value-type="string">
            <text:p>Breda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https://objects.library.uu.nl/fcgi-bin/iipsrv.fcgi?IIIF=/manifestation/viewer/12/24/94/122494617511517194641628772651363109825.jp2/info.json</text:p>
          </table:table-cell>
          <table:table-cell office:value-type="float" office:value="8242" calcext:value-type="float">
            <text:p>8242</text:p>
          </table:table-cell>
          <table:table-cell office:value-type="float" office:value="6596" calcext:value-type="float">
            <text:p>6596</text:p>
          </table:table-cell>
          <table:table-cell office:value-type="string" calcext:value-type="string">
            <text:p>122494617511517194641628772651363109825.jp2</text:p>
          </table:table-cell>
          <table:table-cell table:number-columns-repeated="100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M.MICROSOFT.CONCAT([.C137];&quot;.&quot;;[.D137])" office:value-type="string" office:string-value="50.2" calcext:value-type="string">
            <text:p>50.2</text:p>
          </table:table-cell>
          <table:table-cell office:value-type="string" calcext:value-type="string">
            <text:p>Breda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https://objects.library.uu.nl/fcgi-bin/iipsrv.fcgi?IIIF=/manifestation/viewer/12/41/49/124149940173837142101911648253712136710.jp2/info.json</text:p>
          </table:table-cell>
          <table:table-cell office:value-type="float" office:value="8258" calcext:value-type="float">
            <text:p>8258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124149940173837142101911648253712136710.jp2</text:p>
          </table:table-cell>
          <table:table-cell table:number-columns-repeated="100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COM.MICROSOFT.CONCAT([.C138];&quot;.&quot;;[.D138])" office:value-type="string" office:string-value="50.3" calcext:value-type="string">
            <text:p>50.3</text:p>
          </table:table-cell>
          <table:table-cell office:value-type="string" calcext:value-type="string">
            <text:p>Bred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https://objects.library.uu.nl/fcgi-bin/iipsrv.fcgi?IIIF=/manifestation/viewer/14/88/07/148807928143383146764385178739887136492.jp2/info.json</text:p>
          </table:table-cell>
          <table:table-cell office:value-type="float" office:value="8202" calcext:value-type="float">
            <text:p>8202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148807928143383146764385178739887136492.jp2</text:p>
          </table:table-cell>
          <table:table-cell table:number-columns-repeated="100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COM.MICROSOFT.CONCAT([.C139];&quot;.&quot;;[.D139])" office:value-type="string" office:string-value="50.4" calcext:value-type="string">
            <text:p>50.4</text:p>
          </table:table-cell>
          <table:table-cell office:value-type="string" calcext:value-type="string">
            <text:p>Breda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https://objects.library.uu.nl/fcgi-bin/iipsrv.fcgi?IIIF=/manifestation/viewer/39/52/90/39529086834845691712718234857547037989.jp2/info.json</text:p>
          </table:table-cell>
          <table:table-cell office:value-type="float" office:value="8219" calcext:value-type="float">
            <text:p>8219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39529086834845691712718234857547037989.jp2</text:p>
          </table:table-cell>
          <table:table-cell table:number-columns-repeated="100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COM.MICROSOFT.CONCAT([.C140];&quot;.&quot;;[.D140])" office:value-type="string" office:string-value="51.1" calcext:value-type="string">
            <text:p>51.1</text:p>
          </table:table-cell>
          <table:table-cell office:value-type="string" calcext:value-type="string">
            <text:p>Eindhoven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https://objects.library.uu.nl/fcgi-bin/iipsrv.fcgi?IIIF=/manifestation/viewer/99/20/49/99204987655609620690731963450512242454.jp2/info.json</text:p>
          </table:table-cell>
          <table:table-cell office:value-type="float" office:value="8182" calcext:value-type="float">
            <text:p>8182</text:p>
          </table:table-cell>
          <table:table-cell office:value-type="float" office:value="6521" calcext:value-type="float">
            <text:p>6521</text:p>
          </table:table-cell>
          <table:table-cell office:value-type="string" calcext:value-type="string">
            <text:p>99204987655609620690731963450512242454.jp2</text:p>
          </table:table-cell>
          <table:table-cell table:number-columns-repeated="100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COM.MICROSOFT.CONCAT([.C141];&quot;.&quot;;[.D141])" office:value-type="string" office:string-value="51.2" calcext:value-type="string">
            <text:p>51.2</text:p>
          </table:table-cell>
          <table:table-cell office:value-type="string" calcext:value-type="string">
            <text:p>Eindhoven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https://objects.library.uu.nl/fcgi-bin/iipsrv.fcgi?IIIF=/manifestation/viewer/14/54/65/145465200568003208204931460064475130188.jp2/info.json</text:p>
          </table:table-cell>
          <table:table-cell office:value-type="float" office:value="8267" calcext:value-type="float">
            <text:p>8267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145465200568003208204931460064475130188.jp2</text:p>
          </table:table-cell>
          <table:table-cell table:number-columns-repeated="100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COM.MICROSOFT.CONCAT([.C142];&quot;.&quot;;[.D142])" office:value-type="string" office:string-value="51.3" calcext:value-type="string">
            <text:p>51.3</text:p>
          </table:table-cell>
          <table:table-cell office:value-type="string" calcext:value-type="string">
            <text:p>Eindhoven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https://objects.library.uu.nl/fcgi-bin/iipsrv.fcgi?IIIF=/manifestation/viewer/20/32/44/20324406148537668526950066448954108793.jp2/info.json</text:p>
          </table:table-cell>
          <table:table-cell office:value-type="float" office:value="8185" calcext:value-type="float">
            <text:p>8185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20324406148537668526950066448954108793.jp2</text:p>
          </table:table-cell>
          <table:table-cell table:number-columns-repeated="100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COM.MICROSOFT.CONCAT([.C143];&quot;.&quot;;[.D143])" office:value-type="string" office:string-value="51.4" calcext:value-type="string">
            <text:p>51.4</text:p>
          </table:table-cell>
          <table:table-cell office:value-type="string" calcext:value-type="string">
            <text:p>Eindhoven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https://objects.library.uu.nl/fcgi-bin/iipsrv.fcgi?IIIF=/manifestation/viewer/96/48/29/96482951596939812235912039112650549318.jp2/info.json</text:p>
          </table:table-cell>
          <table:table-cell office:value-type="float" office:value="8270" calcext:value-type="float">
            <text:p>8270</text:p>
          </table:table-cell>
          <table:table-cell office:value-type="float" office:value="6607" calcext:value-type="float">
            <text:p>6607</text:p>
          </table:table-cell>
          <table:table-cell office:value-type="string" calcext:value-type="string">
            <text:p>96482951596939812235912039112650549318.jp2</text:p>
          </table:table-cell>
          <table:table-cell table:number-columns-repeated="100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COM.MICROSOFT.CONCAT([.C144];&quot;.&quot;;[.D144])" office:value-type="string" office:string-value="52.1" calcext:value-type="string">
            <text:p>52.1</text:p>
          </table:table-cell>
          <table:table-cell office:value-type="string" calcext:value-type="string">
            <text:p>Venlo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https://objects.library.uu.nl/fcgi-bin/iipsrv.fcgi?IIIF=/manifestation/viewer/14/75/35/147535423373865563219222346156803043397.jp2/info.json</text:p>
          </table:table-cell>
          <table:table-cell office:value-type="float" office:value="8199" calcext:value-type="float">
            <text:p>8199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147535423373865563219222346156803043397.jp2</text:p>
          </table:table-cell>
          <table:table-cell table:number-columns-repeated="100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COM.MICROSOFT.CONCAT([.C145];&quot;.&quot;;[.D145])" office:value-type="string" office:string-value="52.2" calcext:value-type="string">
            <text:p>52.2</text:p>
          </table:table-cell>
          <table:table-cell office:value-type="string" calcext:value-type="string">
            <text:p>Venlo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https://objects.library.uu.nl/fcgi-bin/iipsrv.fcgi?IIIF=/manifestation/viewer/91/71/13/9171135022778736096521638913156772667.jp2/info.json</text:p>
          </table:table-cell>
          <table:table-cell office:value-type="float" office:value="8192" calcext:value-type="float">
            <text:p>8192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9171135022778736096521638913156772667.jp2</text:p>
          </table:table-cell>
          <table:table-cell table:number-columns-repeated="100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COM.MICROSOFT.CONCAT([.C146];&quot;.&quot;;[.D146])" office:value-type="string" office:string-value="52.3" calcext:value-type="string">
            <text:p>52.3</text:p>
          </table:table-cell>
          <table:table-cell office:value-type="string" calcext:value-type="string">
            <text:p>Venlo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https://objects.library.uu.nl/fcgi-bin/iipsrv.fcgi?IIIF=/manifestation/viewer/65/24/76/65247634606526035518553765828098301116.jp2/info.json</text:p>
          </table:table-cell>
          <table:table-cell office:value-type="float" office:value="8211" calcext:value-type="float">
            <text:p>8211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65247634606526035518553765828098301116.jp2</text:p>
          </table:table-cell>
          <table:table-cell table:number-columns-repeated="100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COM.MICROSOFT.CONCAT([.C147];&quot;.&quot;;[.D147])" office:value-type="string" office:string-value="52.4" calcext:value-type="string">
            <text:p>52.4</text:p>
          </table:table-cell>
          <table:table-cell office:value-type="string" calcext:value-type="string">
            <text:p>Venlo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https://objects.library.uu.nl/fcgi-bin/iipsrv.fcgi?IIIF=/manifestation/viewer/19/33/88/19338814932323180586703258589810763482.jp2/info.json</text:p>
          </table:table-cell>
          <table:table-cell office:value-type="float" office:value="8207" calcext:value-type="float">
            <text:p>8207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19338814932323180586703258589810763482.jp2</text:p>
          </table:table-cell>
          <table:table-cell table:number-columns-repeated="100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COM.MICROSOFT.CONCAT([.C148];&quot;.&quot;;[.D148])" office:value-type="string" office:string-value="53.1" calcext:value-type="string">
            <text:p>53.1</text:p>
          </table:table-cell>
          <table:table-cell office:value-type="string" calcext:value-type="string">
            <text:p>Sluis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https://objects.library.uu.nl/fcgi-bin/iipsrv.fcgi?IIIF=/manifestation/viewer/38/41/38/38413879952293667701145983364672826376.jp2/info.json</text:p>
          </table:table-cell>
          <table:table-cell office:value-type="float" office:value="8139" calcext:value-type="float">
            <text:p>8139</text:p>
          </table:table-cell>
          <table:table-cell office:value-type="float" office:value="6488" calcext:value-type="float">
            <text:p>6488</text:p>
          </table:table-cell>
          <table:table-cell office:value-type="string" calcext:value-type="string">
            <text:p>38413879952293667701145983364672826376.jp2</text:p>
          </table:table-cell>
          <table:table-cell table:number-columns-repeated="100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COM.MICROSOFT.CONCAT([.C149];&quot;.&quot;;[.D149])" office:value-type="string" office:string-value="54.1" calcext:value-type="string">
            <text:p>54.1</text:p>
          </table:table-cell>
          <table:table-cell office:value-type="string" calcext:value-type="string">
            <text:p>Neuzen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https://objects.library.uu.nl/fcgi-bin/iipsrv.fcgi?IIIF=/manifestation/viewer/16/13/03/161303078937703971160571495379622292661.jp2/info.json</text:p>
          </table:table-cell>
          <table:table-cell office:value-type="float" office:value="8132" calcext:value-type="float">
            <text:p>8132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161303078937703971160571495379622292661.jp2</text:p>
          </table:table-cell>
          <table:table-cell table:number-columns-repeated="100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COM.MICROSOFT.CONCAT([.C150];&quot;.&quot;;[.D150])" office:value-type="string" office:string-value="54.2" calcext:value-type="string">
            <text:p>54.2</text:p>
          </table:table-cell>
          <table:table-cell office:value-type="string" calcext:value-type="string">
            <text:p>Neuzen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https://objects.library.uu.nl/fcgi-bin/iipsrv.fcgi?IIIF=/manifestation/viewer/61/43/54/61435401540410348857811867320058888084.jp2/info.json</text:p>
          </table:table-cell>
          <table:table-cell office:value-type="float" office:value="8217" calcext:value-type="float">
            <text:p>8217</text:p>
          </table:table-cell>
          <table:table-cell office:value-type="float" office:value="6644" calcext:value-type="float">
            <text:p>6644</text:p>
          </table:table-cell>
          <table:table-cell office:value-type="string" calcext:value-type="string">
            <text:p>61435401540410348857811867320058888084.jp2</text:p>
          </table:table-cell>
          <table:table-cell table:number-columns-repeated="100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COM.MICROSOFT.CONCAT([.C151];&quot;.&quot;;[.D151])" office:value-type="string" office:string-value="54.3" calcext:value-type="string">
            <text:p>54.3</text:p>
          </table:table-cell>
          <table:table-cell office:value-type="string" calcext:value-type="string">
            <text:p>Neuze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ttps://objects.library.uu.nl/fcgi-bin/iipsrv.fcgi?IIIF=/manifestation/viewer/54/77/89/54778921638778781680027441791966213352.jp2/info.json</text:p>
          </table:table-cell>
          <table:table-cell office:value-type="float" office:value="8235" calcext:value-type="float">
            <text:p>8235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54778921638778781680027441791966213352.jp2</text:p>
          </table:table-cell>
          <table:table-cell table:number-columns-repeated="100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COM.MICROSOFT.CONCAT([.C152];&quot;.&quot;;[.D152])" office:value-type="string" office:string-value="55.1" calcext:value-type="string">
            <text:p>55.1</text:p>
          </table:table-cell>
          <table:table-cell office:value-type="string" calcext:value-type="string">
            <text:p>Hulst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https://objects.library.uu.nl/fcgi-bin/iipsrv.fcgi?IIIF=/manifestation/viewer/13/81/69/13816998137871579681907226691889751957.jp2/info.json</text:p>
          </table:table-cell>
          <table:table-cell office:value-type="float" office:value="8138" calcext:value-type="float">
            <text:p>8138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13816998137871579681907226691889751957.jp2</text:p>
          </table:table-cell>
          <table:table-cell table:number-columns-repeated="100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COM.MICROSOFT.CONCAT([.C153];&quot;.&quot;;[.D153])" office:value-type="string" office:string-value="57.1" calcext:value-type="string">
            <text:p>57.1</text:p>
          </table:table-cell>
          <table:table-cell office:value-type="string" calcext:value-type="string">
            <text:p>Valkenswaard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https://objects.library.uu.nl/fcgi-bin/iipsrv.fcgi?IIIF=/manifestation/viewer/68/64/13/68641326826650880419381712592994198494.jp2/info.json</text:p>
          </table:table-cell>
          <table:table-cell office:value-type="float" office:value="8188" calcext:value-type="float">
            <text:p>8188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68641326826650880419381712592994198494.jp2</text:p>
          </table:table-cell>
          <table:table-cell table:number-columns-repeated="100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COM.MICROSOFT.CONCAT([.C154];&quot;.&quot;;[.D154])" office:value-type="string" office:string-value="57.2" calcext:value-type="string">
            <text:p>57.2</text:p>
          </table:table-cell>
          <table:table-cell office:value-type="string" calcext:value-type="string">
            <text:p>Valkenswaard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https://objects.library.uu.nl/fcgi-bin/iipsrv.fcgi?IIIF=/manifestation/viewer/11/79/33/117933077226067191970997500809241642954.jp2/info.json</text:p>
          </table:table-cell>
          <table:table-cell office:value-type="float" office:value="8167" calcext:value-type="float">
            <text:p>8167</text:p>
          </table:table-cell>
          <table:table-cell office:value-type="float" office:value="6524" calcext:value-type="float">
            <text:p>6524</text:p>
          </table:table-cell>
          <table:table-cell office:value-type="string" calcext:value-type="string">
            <text:p>117933077226067191970997500809241642954.jp2</text:p>
          </table:table-cell>
          <table:table-cell table:number-columns-repeated="100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COM.MICROSOFT.CONCAT([.C155];&quot;.&quot;;[.D155])" office:value-type="string" office:string-value="57.3" calcext:value-type="string">
            <text:p>57.3</text:p>
          </table:table-cell>
          <table:table-cell office:value-type="string" calcext:value-type="string">
            <text:p>Valkenswaard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https://objects.library.uu.nl/fcgi-bin/iipsrv.fcgi?IIIF=/manifestation/viewer/85/03/82/85038202597831981168916049879589143415.jp2/info.json</text:p>
          </table:table-cell>
          <table:table-cell office:value-type="float" office:value="8170" calcext:value-type="float">
            <text:p>8170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85038202597831981168916049879589143415.jp2</text:p>
          </table:table-cell>
          <table:table-cell table:number-columns-repeated="100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COM.MICROSOFT.CONCAT([.C156];&quot;.&quot;;[.D156])" office:value-type="string" office:string-value="58.1" calcext:value-type="string">
            <text:p>58.1</text:p>
          </table:table-cell>
          <table:table-cell office:value-type="string" calcext:value-type="string">
            <text:p>Roermond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https://objects.library.uu.nl/fcgi-bin/iipsrv.fcgi?IIIF=/manifestation/viewer/60/22/92/60229289765607268786866810032758146616.jp2/info.json</text:p>
          </table:table-cell>
          <table:table-cell office:value-type="float" office:value="8213" calcext:value-type="float">
            <text:p>8213</text:p>
          </table:table-cell>
          <table:table-cell office:value-type="float" office:value="6558" calcext:value-type="float">
            <text:p>6558</text:p>
          </table:table-cell>
          <table:table-cell office:value-type="string" calcext:value-type="string">
            <text:p>60229289765607268786866810032758146616.jp2</text:p>
          </table:table-cell>
          <table:table-cell table:number-columns-repeated="100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COM.MICROSOFT.CONCAT([.C157];&quot;.&quot;;[.D157])" office:value-type="string" office:string-value="58.3" calcext:value-type="string">
            <text:p>58.3</text:p>
          </table:table-cell>
          <table:table-cell office:value-type="string" calcext:value-type="string">
            <text:p>Roermond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ttps://objects.library.uu.nl/fcgi-bin/iipsrv.fcgi?IIIF=/manifestation/viewer/15/46/10/154610788903180515267674802506874393942.jp2/info.json</text:p>
          </table:table-cell>
          <table:table-cell office:value-type="float" office:value="8213" calcext:value-type="float">
            <text:p>8213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154610788903180515267674802506874393942.jp2</text:p>
          </table:table-cell>
          <table:table-cell table:number-columns-repeated="100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COM.MICROSOFT.CONCAT([.C158];&quot;.&quot;;[.D158])" office:value-type="string" office:string-value="60.1" calcext:value-type="string">
            <text:p>60.1</text:p>
          </table:table-cell>
          <table:table-cell office:value-type="string" calcext:value-type="string">
            <text:p>Sittard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https://objects.library.uu.nl/fcgi-bin/iipsrv.fcgi?IIIF=/manifestation/viewer/10/57/94/105794310666088268165157674155749394893.jp2/info.json</text:p>
          </table:table-cell>
          <table:table-cell office:value-type="float" office:value="8211" calcext:value-type="float">
            <text:p>8211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105794310666088268165157674155749394893.jp2</text:p>
          </table:table-cell>
          <table:table-cell table:number-columns-repeated="100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COM.MICROSOFT.CONCAT([.C159];&quot;.&quot;;[.D159])" office:value-type="string" office:string-value="60.2" calcext:value-type="string">
            <text:p>60.2</text:p>
          </table:table-cell>
          <table:table-cell office:value-type="string" calcext:value-type="string">
            <text:p>Sittard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https://objects.library.uu.nl/fcgi-bin/iipsrv.fcgi?IIIF=/manifestation/viewer/71/75/67/71756756063477686481673649644409119883.jp2/info.json</text:p>
          </table:table-cell>
          <table:table-cell office:value-type="float" office:value="8198" calcext:value-type="float">
            <text:p>8198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1756756063477686481673649644409119883.jp2</text:p>
          </table:table-cell>
          <table:table-cell table:number-columns-repeated="100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COM.MICROSOFT.CONCAT([.C160];&quot;.&quot;;[.D160])" office:value-type="string" office:string-value="60.3" calcext:value-type="string">
            <text:p>60.3</text:p>
          </table:table-cell>
          <table:table-cell office:value-type="string" calcext:value-type="string">
            <text:p>Sittard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https://objects.library.uu.nl/fcgi-bin/iipsrv.fcgi?IIIF=/manifestation/viewer/10/87/55/108755393645431774097490222192517053398.jp2/info.json</text:p>
          </table:table-cell>
          <table:table-cell office:value-type="float" office:value="8227" calcext:value-type="float">
            <text:p>8227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108755393645431774097490222192517053398.jp2</text:p>
          </table:table-cell>
          <table:table-cell table:number-columns-repeated="100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COM.MICROSOFT.CONCAT([.C161];&quot;.&quot;;[.D161])" office:value-type="string" office:string-value="61.1" calcext:value-type="string">
            <text:p>61.1</text:p>
          </table:table-cell>
          <table:table-cell office:value-type="string" calcext:value-type="string">
            <text:p>Maastricht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https://objects.library.uu.nl/fcgi-bin/iipsrv.fcgi?IIIF=/manifestation/viewer/28/33/80/28338061919716875906488203088899657026.jp2/info.json</text:p>
          </table:table-cell>
          <table:table-cell office:value-type="float" office:value="8238" calcext:value-type="float">
            <text:p>8238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28338061919716875906488203088899657026.jp2</text:p>
          </table:table-cell>
          <table:table-cell table:number-columns-repeated="100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COM.MICROSOFT.CONCAT([.C162];&quot;.&quot;;[.D162])" office:value-type="string" office:string-value="62.1" calcext:value-type="string">
            <text:p>62.1</text:p>
          </table:table-cell>
          <table:table-cell office:value-type="string" calcext:value-type="string">
            <text:p>Heerlen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https://objects.library.uu.nl/fcgi-bin/iipsrv.fcgi?IIIF=/manifestation/viewer/12/33/93/123393431095977239539792550136466615032.jp2/info.json</text:p>
          </table:table-cell>
          <table:table-cell office:value-type="float" office:value="8140" calcext:value-type="float">
            <text:p>814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123393431095977239539792550136466615032.jp2</text:p>
          </table:table-cell>
          <table:table-cell table:number-columns-repeated="100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COM.MICROSOFT.CONCAT([.C163];&quot;.&quot;;[.D163])" office:value-type="string" office:string-value="62.2" calcext:value-type="string">
            <text:p>62.2</text:p>
          </table:table-cell>
          <table:table-cell office:value-type="string" calcext:value-type="string">
            <text:p>Heerlen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https://objects.library.uu.nl/fcgi-bin/iipsrv.fcgi?IIIF=/manifestation/viewer/10/11/65/101165986243793726337957362993051447332.jp2/info.json</text:p>
          </table:table-cell>
          <table:table-cell office:value-type="float" office:value="8191" calcext:value-type="float">
            <text:p>8191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101165986243793726337957362993051447332.jp2</text:p>
          </table:table-cell>
          <table:table-cell table:number-columns-repeated="100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COM.MICROSOFT.CONCAT([.C164];&quot;.&quot;;[.D164])" office:value-type="string" office:string-value="62.3" calcext:value-type="string">
            <text:p>62.3</text:p>
          </table:table-cell>
          <table:table-cell office:value-type="string" calcext:value-type="string">
            <text:p>Heerlen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https://objects.library.uu.nl/fcgi-bin/iipsrv.fcgi?IIIF=/manifestation/viewer/59/23/77/592377938841861901379165953208770173.jp2/info.json</text:p>
          </table:table-cell>
          <table:table-cell office:value-type="float" office:value="8182" calcext:value-type="float">
            <text:p>8182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592377938841861901379165953208770173.jp2</text:p>
          </table:table-cell>
          <table:table-cell table:number-columns-repeated="1001"/>
        </table:table-row>
      </table:table>
      <table:named-expressions/>
      <table:database-ranges>
        <table:database-range table:name="__Anonymous_Sheet_DB__0" table:target-range-address="'uu-ed2'.A1:'uu-ed2'.K1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7T20:57:36.949125259</dc:date>
    <meta:editing-duration>PT1H34M40S</meta:editing-duration>
    <meta:editing-cycles>31</meta:editing-cycles>
    <meta:generator>LibreOffice/7.3.7.2$Linux_X86_64 LibreOffice_project/30$Build-2</meta:generator>
    <meta:document-statistic meta:table-count="1" meta:cell-count="1808" meta:object-count="0"/>
  </office:meta>
</office:document-meta>
</file>